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5" style:family="table-column">
      <style:table-column-properties fo:break-before="auto" style:column-width="32.4mm"/>
    </style:style>
    <style:style style:name="co17" style:family="table-column">
      <style:table-column-properties fo:break-before="auto" style:column-width="27.22mm"/>
    </style:style>
    <style:style style:name="co18" style:family="table-column">
      <style:table-column-properties fo:break-before="auto" style:column-width="20.14mm"/>
    </style:style>
    <style:style style:name="co19" style:family="table-column">
      <style:table-column-properties fo:break-before="auto" style:column-width="38.12mm"/>
    </style:style>
    <style:style style:name="co20" style:family="table-column">
      <style:table-column-properties fo:break-before="auto" style:column-width="21.24mm"/>
    </style:style>
    <style:style style:name="co21" style:family="table-column">
      <style:table-column-properties fo:break-before="auto" style:column-width="34.17mm"/>
    </style:style>
    <style:style style:name="co22" style:family="table-column">
      <style:table-column-properties fo:break-before="auto" style:column-width="40.18mm"/>
    </style:style>
    <style:style style:name="co8" style:family="table-column">
      <style:table-column-properties fo:break-before="auto" style:column-width="41.28mm"/>
    </style:style>
    <style:style style:name="co9" style:family="table-column">
      <style:table-column-properties fo:break-before="auto" style:column-width="34.43mm"/>
    </style:style>
    <style:style style:name="co23" style:family="table-column">
      <style:table-column-properties fo:break-before="auto" style:column-width="29.51mm"/>
    </style:style>
    <style:style style:name="co24" style:family="table-column">
      <style:table-column-properties fo:break-before="auto" style:column-width="41.82mm"/>
    </style:style>
    <style:style style:name="co25" style:family="table-column">
      <style:table-column-properties fo:break-before="auto" style:column-width="38.54mm"/>
    </style:style>
    <style:style style:name="co26" style:family="table-column">
      <style:table-column-properties fo:break-before="auto" style:column-width="40.73mm"/>
    </style:style>
    <style:style style:name="co27" style:family="table-column">
      <style:table-column-properties fo:break-before="auto" style:column-width="42.37mm"/>
    </style:style>
    <style:style style:name="co28" style:family="table-column">
      <style:table-column-properties fo:break-before="auto" style:column-width="131.74mm"/>
    </style:style>
    <style:style style:name="co16" style:family="table-column">
      <style:table-column-properties fo:break-before="auto" style:column-width="22.67mm"/>
    </style:style>
    <style:style style:name="co43" style:family="table-column">
      <style:table-column-properties fo:break-before="auto" style:column-width="22.58mm"/>
    </style:style>
    <style:style style:name="co44" style:family="table-column">
      <style:table-column-properties fo:break-before="auto" style:column-width="22.33mm"/>
    </style:style>
    <style:style style:name="co45" style:family="table-column">
      <style:table-column-properties fo:break-before="auto" style:column-width="32.07mm"/>
    </style:style>
    <style:style style:name="co46" style:family="table-column">
      <style:table-column-properties fo:break-before="auto" style:column-width="6.53mm"/>
    </style:style>
    <style:style style:name="co47" style:family="table-column">
      <style:table-column-properties fo:break-before="auto" style:column-width="16.05mm"/>
    </style:style>
    <style:style style:name="co57" style:family="table-column">
      <style:table-column-properties fo:break-before="auto" style:column-width="14.43mm"/>
    </style:style>
    <style:style style:name="co62" style:family="table-column">
      <style:table-column-properties fo:break-before="auto" style:column-width="5.43mm"/>
    </style:style>
    <style:style style:name="co63" style:family="table-column">
      <style:table-column-properties fo:break-before="auto" style:column-width="14.98mm"/>
    </style:style>
    <style:style style:name="co64" style:family="table-column">
      <style:table-column-properties fo:break-before="auto" style:column-width="20.96mm"/>
    </style:style>
    <style:style style:name="co65" style:family="table-column">
      <style:table-column-properties fo:break-before="auto" style:column-width="22.6mm"/>
    </style:style>
    <style:style style:name="co66" style:family="table-column">
      <style:table-column-properties fo:break-before="auto" style:column-width="15.24mm"/>
    </style:style>
    <style:style style:name="co67" style:family="table-column">
      <style:table-column-properties fo:break-before="auto" style:column-width="11.69mm"/>
    </style:style>
    <style:style style:name="co68" style:family="table-column">
      <style:table-column-properties fo:break-before="auto" style:column-width="16.88mm"/>
    </style:style>
    <style:style style:name="co69" style:family="table-column">
      <style:table-column-properties fo:break-before="auto" style:column-width="8.17mm"/>
    </style:style>
    <style:style style:name="co70" style:family="table-column">
      <style:table-column-properties fo:break-before="auto" style:column-width="23.69mm"/>
    </style:style>
    <style:style style:name="co71" style:family="table-column">
      <style:table-column-properties fo:break-before="auto" style:column-width="14.69mm"/>
    </style:style>
    <style:style style:name="co72" style:family="table-column">
      <style:table-column-properties fo:break-before="auto" style:column-width="17.97mm"/>
    </style:style>
    <style:style style:name="co73" style:family="table-column">
      <style:table-column-properties fo:break-before="auto" style:column-width="6.79mm"/>
    </style:style>
    <style:style style:name="co74" style:family="table-column">
      <style:table-column-properties fo:break-before="auto" style:column-width="20.41mm"/>
    </style:style>
    <style:style style:name="co75" style:family="table-column">
      <style:table-column-properties fo:break-before="auto" style:column-width="31.57mm"/>
    </style:style>
    <style:style style:name="co49" style:family="table-column">
      <style:table-column-properties fo:break-before="auto" style:column-width="27.6mm"/>
    </style:style>
    <style:style style:name="co50" style:family="table-column">
      <style:table-column-properties fo:break-before="auto" style:column-width="16.12mm"/>
    </style:style>
    <style:style style:name="co51" style:family="table-column">
      <style:table-column-properties fo:break-before="auto" style:column-width="52.48mm"/>
    </style:style>
    <style:style style:name="co52" style:family="table-column">
      <style:table-column-properties fo:break-before="auto" style:column-width="36.62mm"/>
    </style:style>
    <style:style style:name="co53" style:family="table-column">
      <style:table-column-properties fo:break-before="auto" style:column-width="45.65mm"/>
    </style:style>
    <style:style style:name="co54" style:family="table-column">
      <style:table-column-properties fo:break-before="auto" style:column-width="49.74mm"/>
    </style:style>
    <style:style style:name="co48" style:family="table-column">
      <style:table-column-properties fo:break-before="auto" style:column-width="29.25mm"/>
    </style:style>
    <style:style style:name="co55" style:family="table-column">
      <style:table-column-properties fo:break-before="auto" style:column-width="27.87mm"/>
    </style:style>
    <style:style style:name="co56" style:family="table-column">
      <style:table-column-properties fo:break-before="auto" style:column-width="30.89mm"/>
    </style:style>
    <style:style style:name="co79" style:family="table-column">
      <style:table-column-properties fo:break-before="auto" style:column-width="30.34mm"/>
    </style:style>
    <style:style style:name="co80" style:family="table-column">
      <style:table-column-properties fo:break-before="auto" style:column-width="33.34mm"/>
    </style:style>
    <style:style style:name="co81" style:family="table-column">
      <style:table-column-properties fo:break-before="auto" style:column-width="38.81mm"/>
    </style:style>
    <style:style style:name="co82" style:family="table-column">
      <style:table-column-properties fo:break-before="auto" style:column-width="26.51mm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fo:font-style="normal" style:font-style-asian="normal" style:font-style-complex="normal"/>
    </style:style>
    <style:style style:name="ce27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8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style:text-position="" fo:font-style="normal" style:font-style-asian="normal" style:font-style-complex="normal"/>
    </style:style>
    <style:style style:name="ce29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tyle="italic" style:font-style-asian="italic" style:font-style-complex="italic"/>
    </style:style>
    <style:style style:name="ce34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2">
      <style:text-properties style:text-position="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0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53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4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49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55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5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63" style:family="table-cell" style:parent-style-name="Default" style:data-style-name="N2"/>
    <style:style style:name="ce6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7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6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 style:data-style-name="N11"/>
    <style:style style:name="ce7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5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3333"/>
    </style:style>
    <style:style style:name="ce76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color="#ff3333"/>
    </style:style>
    <style:style style:name="T4" style:family="text">
      <style:text-properties style:text-position="super 58%"/>
    </style:style>
    <style:style style:name="T6" style:family="text">
      <style:text-properties fo:font-style="italic" style:font-style-asian="italic" style:font-style-complex="italic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7" style:family="text">
      <style:text-properties style:text-position="super"/>
    </style:style>
  </office:automatic-styles>
  <office:body>
    <office:spreadsheet>
      <table:table table:name="Spring configurations" table:style-name="ta1" table:print="false">
        <table:table-column table:style-name="co15" table:default-cell-style-name="ce22"/>
        <table:table-column table:style-name="co17" table:default-cell-style-name="ce24"/>
        <table:table-column table:style-name="co18" table:default-cell-style-name="ce24"/>
        <table:table-column table:style-name="co19" table:default-cell-style-name="ce27"/>
        <table:table-column table:style-name="co20" table:default-cell-style-name="ce29"/>
        <table:table-column table:style-name="co21" table:default-cell-style-name="ce27"/>
        <table:table-column table:style-name="co21" table:default-cell-style-name="ce24"/>
        <table:table-column table:style-name="co22" table:default-cell-style-name="ce25"/>
        <table:table-column table:style-name="co21" table:default-cell-style-name="ce24"/>
        <table:table-column table:style-name="co8" table:default-cell-style-name="ce24"/>
        <table:table-column table:style-name="co9" table:default-cell-style-name="ce24"/>
        <table:table-column table:style-name="co23" table:default-cell-style-name="ce22"/>
        <table:table-column table:style-name="co24" table:default-cell-style-name="ce22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2"/>
        <table:table-column table:style-name="co16" table:number-columns-repeated="1006" table:default-cell-style-name="ce24"/>
        <table:table-column table:style-name="co16" table:default-cell-style-name="Default"/>
        <table:table-row table:style-name="ro3">
          <table:table-cell table:style-name="ce21" office:value-type="string" calcext:value-type="string">
            <text:p>Name</text:p>
          </table:table-cell>
          <table:table-cell table:style-name="ce23" office:value-type="string" calcext:value-type="string">
            <text:p>Cord material</text:p>
          </table:table-cell>
          <table:table-cell table:style-name="ce23" office:value-type="string" calcext:value-type="string">
            <text:p>Cord type</text:p>
          </table:table-cell>
          <table:table-cell table:style-name="ce23" office:value-type="string" calcext:value-type="string">
            <text:p>Cord thickness (mm)</text:p>
          </table:table-cell>
          <table:table-cell table:style-name="ce23" office:value-type="string" calcext:value-type="string">
            <text:p># of cords</text:p>
          </table:table-cell>
          <table:table-cell table:style-name="ce23" office:value-type="string" calcext:value-type="string">
            <text:p>Pretension (hz)</text:p>
          </table:table-cell>
          <table:table-cell table:style-name="ce23" table:number-columns-repeated="5"/>
          <table:table-cell table:style-name="ce21" table:number-columns-repeated="2"/>
          <table:table-cell table:style-name="ce23" table:number-columns-repeated="3"/>
          <table:table-cell table:style-name="ce21"/>
          <table:table-cell table:number-columns-repeated="1007"/>
        </table:table-row>
        <table:table-row table:style-name="ro3">
          <table:table-cell/>
          <table:table-cell table:style-name="ce23" table:number-columns-repeated="10"/>
          <table:table-cell table:style-name="ce21" table:number-columns-repeated="2"/>
          <table:table-cell table:style-name="ce23" table:number-columns-repeated="3"/>
          <table:table-cell table:style-name="ce21"/>
          <table:table-cell table:number-columns-repeated="1007"/>
        </table:table-row>
        <table:table-row table:style-name="ro4">
          <table:table-cell office:value-type="string" calcext:value-type="string">
            <text:p>1<text:span text:style-name="T4">st</text:span> frames, 1<text:span text:style-name="T4">st</text:span> try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3-ply</text:p>
          </table:table-cell>
          <table:table-cell office:value-type="float" office:value="4" calcext:value-type="float">
            <text:p>4.0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.0</text:p>
          </table:table-cell>
          <table:table-cell/>
          <table:table-cell table:style-name="ce24"/>
          <table:table-cell table:number-columns-repeated="1016"/>
        </table:table-row>
        <table:table-row table:style-name="ro4">
          <table:table-cell office:value-type="string" calcext:value-type="string">
            <text:p>2<text:span text:style-name="T4">nd</text:span> frames, 1<text:span text:style-name="T4">st</text:span> try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3-ply</text:p>
          </table:table-cell>
          <table:table-cell office:value-type="float" office:value="4" calcext:value-type="float">
            <text:p>4.0</text:p>
          </table:table-cell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.0</text:p>
          </table:table-cell>
          <table:table-cell/>
          <table:table-cell table:style-name="ce24"/>
          <table:table-cell table:number-columns-repeated="1016"/>
        </table:table-row>
        <table:table-row table:style-name="ro4">
          <table:table-cell office:value-type="string" calcext:value-type="string">
            <text:p>2<text:span text:style-name="T4">nd</text:span> frames, 2<text:span text:style-name="T4">nd</text:span> try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3-ply</text:p>
          </table:table-cell>
          <table:table-cell office:value-type="float" office:value="4" calcext:value-type="float">
            <text:p>4.0</text:p>
          </table:table-cell>
          <table:table-cell office:value-type="float" office:value="31" calcext:value-type="float">
            <text:p>31</text:p>
          </table:table-cell>
          <table:table-cell office:value-type="float" office:value="320" calcext:value-type="float">
            <text:p>320.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2<text:span text:style-name="T4">nd</text:span> frames, 3<text:span text:style-name="T4">rd</text:span> try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3-ply</text:p>
          </table:table-cell>
          <table:table-cell office:value-type="float" office:value="4" calcext:value-type="float">
            <text:p>4.0</text:p>
          </table:table-cell>
          <table:table-cell office:value-type="float" office:value="33" calcext:value-type="float">
            <text:p>33</text:p>
          </table:table-cell>
          <table:table-cell office:value-type="float" office:value="350" calcext:value-type="float">
            <text:p>350.0</text:p>
          </table:table-cell>
          <table:table-cell table:number-columns-repeated="1018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style-name="Default" table:number-columns-repeated="1023"/>
          <table:table-cell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Default" table:number-columns-repeated="1023"/>
          <table:table-cell/>
        </table:table-row>
        <table:table-row table:style-name="ro3">
          <table:table-cell table:number-columns-repeated="16"/>
          <table:table-cell table:style-name="Default"/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Default" table:number-columns-repeated="1023"/>
          <table:table-cell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/>
          <table:table-cell table:style-name="ce23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3"/>
          <table:table-cell table:number-columns-repeated="1022"/>
        </table:table-row>
        <table:table-row table:style-name="ro3">
          <table:table-cell table:number-columns-repeated="10"/>
          <table:table-cell table:style-name="ce23"/>
          <table:table-cell table:number-columns-repeated="1013"/>
        </table:table-row>
        <table:table-row table:style-name="ro3" table:number-rows-repeated="4">
          <table:table-cell table:number-columns-repeated="2"/>
          <table:table-cell table:style-name="ce25"/>
          <table:table-cell table:number-columns-repeated="1021"/>
        </table:table-row>
        <table:table-row table:style-name="ro3">
          <table:table-cell table:number-columns-repeated="2"/>
          <table:table-cell table:style-name="ce26"/>
          <table:table-cell table:style-name="ce28"/>
          <table:table-cell table:number-columns-repeated="1020"/>
        </table:table-row>
        <table:table-row table:style-name="ro3" table:number-rows-repeated="4">
          <table:table-cell table:number-columns-repeated="2"/>
          <table:table-cell table:style-name="ce2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1">
          <table:table-cell table:number-columns-repeated="2"/>
          <table:table-cell table:style-name="ce25"/>
          <table:table-cell table:number-columns-repeated="1021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ms" table:style-name="ta1">
        <table:table-column table:style-name="co43" table:default-cell-style-name="ce70"/>
        <table:table-column table:style-name="co44" table:default-cell-style-name="ce70"/>
        <table:table-column table:style-name="co45" table:default-cell-style-name="ce70"/>
        <table:table-column table:style-name="co44" table:number-columns-repeated="2" table:default-cell-style-name="ce70"/>
        <table:table-column table:style-name="co46" table:default-cell-style-name="ce70"/>
        <table:table-column table:style-name="co47" table:default-cell-style-name="ce70"/>
        <table:table-column table:style-name="co57" table:default-cell-style-name="ce70"/>
        <table:table-column table:style-name="co62" table:default-cell-style-name="ce70"/>
        <table:table-column table:style-name="co63" table:default-cell-style-name="ce70"/>
        <table:table-column table:style-name="co64" table:default-cell-style-name="ce70"/>
        <table:table-column table:style-name="co65" table:default-cell-style-name="ce70"/>
        <table:table-column table:style-name="co62" table:default-cell-style-name="ce70"/>
        <table:table-column table:style-name="co66" table:number-columns-repeated="2" table:default-cell-style-name="ce70"/>
        <table:table-column table:style-name="co57" table:default-cell-style-name="ce70"/>
        <table:table-column table:style-name="co67" table:default-cell-style-name="ce70"/>
        <table:table-column table:style-name="co68" table:default-cell-style-name="ce70"/>
        <table:table-column table:style-name="co69" table:default-cell-style-name="ce70"/>
        <table:table-column table:style-name="co70" table:default-cell-style-name="ce70"/>
        <table:table-column table:style-name="co71" table:default-cell-style-name="ce70"/>
        <table:table-column table:style-name="co18" table:default-cell-style-name="ce70"/>
        <table:table-column table:style-name="co17" table:default-cell-style-name="ce70"/>
        <table:table-column table:style-name="co72" table:default-cell-style-name="ce70"/>
        <table:table-column table:style-name="co73" table:default-cell-style-name="ce70"/>
        <table:table-column table:style-name="co74" table:default-cell-style-name="ce70"/>
        <table:table-column table:style-name="co75" table:number-columns-repeated="2" table:default-cell-style-name="ce70"/>
        <table:table-column table:style-name="co47" table:number-columns-repeated="2" table:default-cell-style-name="ce70"/>
        <table:table-column table:style-name="co43" table:number-columns-repeated="994" table:default-cell-style-name="ce70"/>
        <table:table-row table:style-name="ro3">
          <table:table-cell table:style-name="ce69" table:number-columns-repeated="6"/>
          <table:table-cell table:style-name="ce69" office:value-type="string" calcext:value-type="string">
            <text:p>Cone</text:p>
          </table:table-cell>
          <table:table-cell table:style-name="ce69" table:number-columns-repeated="2"/>
          <table:table-cell table:style-name="ce69" office:value-type="string" calcext:value-type="string">
            <text:p>Bar</text:p>
          </table:table-cell>
          <table:table-cell table:style-name="ce69" table:number-columns-repeated="3"/>
          <table:table-cell table:style-name="ce69" office:value-type="string" calcext:value-type="string">
            <text:p>Hoop</text:p>
          </table:table-cell>
          <table:table-cell table:style-name="ce69" table:number-columns-repeated="5"/>
          <table:table-cell table:style-name="ce69" office:value-type="string" calcext:value-type="string">
            <text:p>Bindings</text:p>
          </table:table-cell>
          <table:table-cell table:style-name="ce69" table:number-columns-repeated="5"/>
          <table:table-cell table:style-name="ce69" office:value-type="string" calcext:value-type="string">
            <text:p>Spacer</text:p>
          </table:table-cell>
          <table:table-cell table:style-name="ce69" table:number-columns-repeated="998"/>
        </table:table-row>
        <table:table-row table:style-name="ro3">
          <table:table-cell table:style-name="ce69" office:value-type="string" calcext:value-type="string">
            <text:p>Name</text:p>
          </table:table-cell>
          <table:table-cell table:style-name="ce69" office:value-type="string" calcext:value-type="string">
            <text:p>Tiller</text:p>
          </table:table-cell>
          <table:table-cell table:style-name="ce69" office:value-type="string" calcext:value-type="string">
            <text:p>Cross-section</text:p>
          </table:table-cell>
          <table:table-cell table:style-name="ce69" office:value-type="string" calcext:value-type="string">
            <text:p>Length</text:p>
          </table:table-cell>
          <table:table-cell table:style-name="ce69" office:value-type="string" calcext:value-type="string">
            <text:p>Weight</text:p>
          </table:table-cell>
          <table:table-cell table:style-name="ce69"/>
          <table:table-cell table:style-name="ce69" office:value-type="string" calcext:value-type="string">
            <text:p>Material</text:p>
          </table:table-cell>
          <table:table-cell table:style-name="ce69" office:value-type="string" calcext:value-type="string">
            <text:p>Weight</text:p>
          </table:table-cell>
          <table:table-cell table:style-name="ce69"/>
          <table:table-cell table:style-name="ce69" office:value-type="string" calcext:value-type="string">
            <text:p>Weight</text:p>
          </table:table-cell>
          <table:table-cell table:style-name="ce69" office:value-type="string" calcext:value-type="string">
            <text:p>Steel type</text:p>
          </table:table-cell>
          <table:table-cell table:style-name="ce69" office:value-type="string" calcext:value-type="string">
            <text:p>Extends to</text:p>
          </table:table-cell>
          <table:table-cell table:style-name="ce69"/>
          <table:table-cell table:style-name="ce69" office:value-type="string" calcext:value-type="string">
            <text:p>Type</text:p>
          </table:table-cell>
          <table:table-cell table:style-name="ce69" office:value-type="string" calcext:value-type="string">
            <text:p>Material</text:p>
          </table:table-cell>
          <table:table-cell table:style-name="ce69" office:value-type="string" calcext:value-type="string">
            <text:p>Weight</text:p>
          </table:table-cell>
          <table:table-cell table:style-name="ce69" office:value-type="string" calcext:value-type="string">
            <text:p>Width</text:p>
          </table:table-cell>
          <table:table-cell table:style-name="ce69" office:value-type="string" calcext:value-type="string">
            <text:p>Location</text:p>
          </table:table-cell>
          <table:table-cell table:style-name="ce69"/>
          <table:table-cell table:style-name="ce69" office:value-type="string" calcext:value-type="string">
            <text:p>Type</text:p>
          </table:table-cell>
          <table:table-cell table:style-name="ce69" office:value-type="string" calcext:value-type="string">
            <text:p>Material</text:p>
          </table:table-cell>
          <table:table-cell table:style-name="ce69" office:value-type="string" calcext:value-type="string">
            <text:p>Weight, tip</text:p>
          </table:table-cell>
          <table:table-cell table:style-name="ce69" office:value-type="string" calcext:value-type="string">
            <text:p>Weight, middle</text:p>
          </table:table-cell>
          <table:table-cell table:style-name="ce69" office:value-type="string" calcext:value-type="string">
            <text:p>Location</text:p>
          </table:table-cell>
          <table:table-cell table:style-name="ce69"/>
          <table:table-cell table:style-name="ce69" office:value-type="string" calcext:value-type="string">
            <text:p>Type</text:p>
          </table:table-cell>
          <table:table-cell table:style-name="ce69" office:value-type="string" calcext:value-type="string">
            <text:p>Material</text:p>
          </table:table-cell>
          <table:table-cell table:style-name="ce69" office:value-type="string" calcext:value-type="string">
            <text:p>Weight</text:p>
          </table:table-cell>
          <table:table-cell table:style-name="ce69" office:value-type="string" calcext:value-type="string">
            <text:p>Width</text:p>
          </table:table-cell>
          <table:table-cell table:style-name="ce69" office:value-type="string" calcext:value-type="string">
            <text:p>Location</text:p>
          </table:table-cell>
          <table:table-cell table:style-name="ce69"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aple-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116.8" calcext:value-type="float">
            <text:p>116.8</text:p>
          </table:table-cell>
          <table:table-cell/>
          <table:table-cell office:value-type="string" calcext:value-type="string">
            <text:p>Maple</text:p>
          </table:table-cell>
          <table:table-cell office:value-type="float" office:value="29.55" calcext:value-type="float">
            <text:p>29.55</text:p>
          </table:table-cell>
          <table:table-cell/>
          <table:table-cell office:value-type="float" office:value="52.72" calcext:value-type="float">
            <text:p>52.72</text:p>
          </table:table-cell>
          <table:table-cell office:value-type="string" calcext:value-type="string">
            <text:p>Soft steel</text:p>
          </table:table-cell>
          <table:table-cell office:value-type="string" calcext:value-type="string">
            <text:p>Base of cone</text:p>
          </table:table-cell>
          <table:table-cell/>
          <table:table-cell office:value-type="string" calcext:value-type="string">
            <text:p>Riveted</text:p>
          </table:table-cell>
          <table:table-cell office:value-type="string" calcext:value-type="string">
            <text:p>Steel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office:value-type="float" office:value="1.02" calcext:value-type="float">
            <text:p>1.02</text:p>
          </table:table-cell>
          <table:table-cell office:value-type="float" office:value="0.76" calcext:value-type="float">
            <text:p>0.76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Open hoop</text:p>
          </table:table-cell>
          <table:table-cell office:value-type="string" calcext:value-type="string">
            <text:p>Aluminum</text:p>
          </table:table-cell>
          <table:table-cell office:value-type="float" office:value="8.78" calcext:value-type="float">
            <text:p>8.7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lm-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93.13" calcext:value-type="float">
            <text:p>93.13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25.48" calcext:value-type="float">
            <text:p>25.48</text:p>
          </table:table-cell>
          <table:table-cell/>
          <table:table-cell office:value-type="float" office:value="48.32" calcext:value-type="float">
            <text:p>48.32</text:p>
          </table:table-cell>
          <table:table-cell office:value-type="string" calcext:value-type="string">
            <text:p>Soft steel</text:p>
          </table:table-cell>
          <table:table-cell office:value-type="string" calcext:value-type="string">
            <text:p>Base of cone</text:p>
          </table:table-cell>
          <table:table-cell/>
          <table:table-cell office:value-type="string" calcext:value-type="string">
            <text:p>Riveted</text:p>
          </table:table-cell>
          <table:table-cell office:value-type="string" calcext:value-type="string">
            <text:p>Steel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132" calcext:value-type="float">
            <text:p>132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Elm-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69.97" calcext:value-type="float">
            <text:p>69.97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32.77" calcext:value-type="float">
            <text:p>32.77</text:p>
          </table:table-cell>
          <table:table-cell/>
          <table:table-cell office:value-type="float" office:value="24.16" calcext:value-type="float">
            <text:p>24.16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Hoop</text:p>
          </table:table-cell>
          <table:table-cell/>
          <table:table-cell office:value-type="string" calcext:value-type="string">
            <text:p>Riveted</text:p>
          </table:table-cell>
          <table:table-cell office:value-type="string" calcext:value-type="string">
            <text:p>Steel</text:p>
          </table:table-cell>
          <table:table-cell office:value-type="float" office:value="13.04" calcext:value-type="float">
            <text:p>13.04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Elm-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63.31" calcext:value-type="float">
            <text:p>63.31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31.98" calcext:value-type="float">
            <text:p>31.98</text:p>
          </table:table-cell>
          <table:table-cell/>
          <table:table-cell office:value-type="float" office:value="18.27" calcext:value-type="float">
            <text:p>18.27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Hoop</text:p>
          </table:table-cell>
          <table:table-cell/>
          <table:table-cell office:value-type="string" calcext:value-type="string">
            <text:p>Riveted</text:p>
          </table:table-cell>
          <table:table-cell office:value-type="string" calcext:value-type="string">
            <text:p>Steel</text:p>
          </table:table-cell>
          <table:table-cell office:value-type="float" office:value="13.06" calcext:value-type="float">
            <text:p>13.06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Elm-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70.92" calcext:value-type="float">
            <text:p>70.92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31.98" calcext:value-type="float">
            <text:p>31.98</text:p>
          </table:table-cell>
          <table:table-cell/>
          <table:table-cell office:value-type="float" office:value="18.27" calcext:value-type="float">
            <text:p>18.27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Front of hoop</text:p>
          </table:table-cell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Steel</text:p>
          </table:table-cell>
          <table:table-cell office:value-type="float" office:value="14.1" calcext:value-type="float">
            <text:p>14.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Elm-5</text:p>
          </table:table-cell>
          <table:table-cell office:value-type="string" calcext:value-type="string">
            <text:p>Elliptic</text:p>
          </table:table-cell>
          <table:table-cell office:value-type="string" calcext:value-type="string">
            <text:p>Rounded rectangle</text:p>
          </table:table-cell>
          <table:table-cell office:value-type="float" office:value="280" calcext:value-type="float">
            <text:p>280</text:p>
          </table:table-cell>
          <table:table-cell office:value-type="float" office:value="90.49" calcext:value-type="float">
            <text:p>90.49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47.48" calcext:value-type="float">
            <text:p>47.48</text:p>
          </table:table-cell>
          <table:table-cell/>
          <table:table-cell office:value-type="float" office:value="26.82" calcext:value-type="float">
            <text:p>26.82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Hoop</text:p>
          </table:table-cell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Steel</text:p>
          </table:table-cell>
          <table:table-cell office:value-type="float" office:value="15.25" calcext:value-type="float">
            <text:p>15.2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99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9" office:value-type="string" calcext:value-type="string">
            <text:p>Notes:</text:p>
          </table:table-cell>
          <table:table-cell table:style-name="ce69"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ll measurements in millimeters and gram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cations measured from the base of the cone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8" office:value-type="string" calcext:value-type="string">
            <text:p>One <text:span text:style-name="T6">maple-1</text:span> arm broke during initial pullback, and the other one later after third dry-fire, due to violated grain on the back</text:p>
          </table:table-cell>
          <table:table-cell table:style-name="ce78"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formula="of:=[.A8]" office:value-type="string" office:string-value="Elm-4" calcext:value-type="string">
            <text:p>Elm-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 uses the same cone, hook and bindings as Elm-3, but has an heavy open hoo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 has a special T-shaped shield weighing 4.74 grams to protect the bar/cone against the field-frame bar; this weight is not included in weight of the hoo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 weight of the cone is slightly less than what is marked, as some bamboo was glued to the sides at the hoop to fix the cross-sec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[.A9]" office:value-type="string" office:string-value="Elm-5" calcext:value-type="string">
            <text:p>Elm-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 Last version of the 14 dactyl arms, preceded by ones that were linearly taper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 Broken in a dry-firy at 118 joules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wstrings" table:style-name="ta1" table:print="false">
        <table:table-column table:style-name="co49" table:default-cell-style-name="Default"/>
        <table:table-column table:style-name="co16" table:default-cell-style-name="Default"/>
        <table:table-column table:style-name="co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6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6" table:number-columns-repeated="1014" table:default-cell-style-name="Default"/>
        <table:table-row table:style-name="ro1">
          <table:table-cell table:style-name="ce36" office:value-type="string">
            <text:p>Bowstring ID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Dist.between posts(cm)</text:p>
          </table:table-cell>
          <table:table-cell table:style-name="ce36" office:value-type="string">
            <text:p>Twists</text:p>
          </table:table-cell>
          <table:table-cell table:style-name="ce36" office:value-type="string">
            <text:p>Material</text:p>
          </table:table-cell>
          <table:table-cell table:style-name="ce36" office:value-type="string">
            <text:p>Wax</text:p>
          </table:table-cell>
          <table:table-cell table:style-name="ce36" office:value-type="string">
            <text:p>Strands</text:p>
          </table:table-cell>
          <table:table-cell table:style-name="ce36" office:value-type="string">
            <text:p>Weight(g)</text:p>
          </table:table-cell>
          <table:table-cell table:style-name="ce36" office:value-type="string">
            <text:p>Serving/loop</text:p>
          </table:table-cell>
          <table:table-cell table:style-name="ce36" office:value-type="string">
            <text:p>Serving/center</text:p>
          </table:table-cell>
          <table:table-cell table:number-columns-repeated="1014"/>
        </table:table-row>
        <table:table-row table:style-name="ro2">
          <table:table-cell table:style-name="ce37" table:number-columns-repeated="10"/>
          <table:table-cell table:number-columns-repeated="1014"/>
        </table:table-row>
        <table:table-row table:style-name="ro1">
          <table:table-cell table:style-name="ce37" office:value-type="string">
            <text:p>Nylon-1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56.2">
            <text:p>56.2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0.9">
            <text:p>10.9</text:p>
          </table:table-cell>
          <table:table-cell table:style-name="ce37" office:value-type="string">
            <text:p>Dynema (3x)</text:p>
          </table:table-cell>
          <table:table-cell table:style-name="ce37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Nylon-2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66.2">
            <text:p>66.2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2.94">
            <text:p>12.94</text:p>
          </table:table-cell>
          <table:table-cell table:style-name="ce37" office:value-type="string">
            <text:p>Dynema (3x)</text:p>
          </table:table-cell>
          <table:table-cell table:style-name="ce37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Nylon-3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69">
            <text:p>69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9.61">
            <text:p>9.61</text:p>
          </table:table-cell>
          <table:table-cell table:style-name="ce37" office:value-type="string">
            <text:p>Dynema (3x)</text:p>
          </table:table-cell>
          <table:table-cell table:style-name="ce37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Nylon-4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68">
            <text:p>68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6.03">
            <text:p>6.03</text:p>
          </table:table-cell>
          <table:table-cell table:style-name="ce37" office:value-type="string">
            <text:p>Dynema (2x)</text:p>
          </table:table-cell>
          <table:table-cell table:style-name="ce37" office:value-type="string">
            <text:p>Dynema (1x)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Nylon-5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78">
            <text:p>78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6.17">
            <text:p>6.17</text:p>
          </table:table-cell>
          <table:table-cell table:style-name="ce37" office:value-type="string">
            <text:p>Dynema (3x)</text:p>
          </table:table-cell>
          <table:table-cell table:style-name="ce37" office:value-type="string">
            <text:p>Dynema (3x)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Nylon-6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73">
            <text:p>73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6">
            <text:p>6</text:p>
          </table:table-cell>
          <table:table-cell table:style-name="ce37"/>
          <table:table-cell table:style-name="ce37" office:value-type="string">
            <text:p>Dynema (1x) + leather</text:p>
          </table:table-cell>
          <table:table-cell table:style-name="ce37" office:value-type="string">
            <text:p>Dynema (3x)</text:p>
          </table:table-cell>
          <table:table-cell table:number-columns-repeated="1014"/>
        </table:table-row>
        <table:table-row table:style-name="ro2" table:number-rows-repeated="2">
          <table:table-cell table:style-name="ce37" table:number-columns-repeated="10"/>
          <table:table-cell table:number-columns-repeated="1014"/>
        </table:table-row>
        <table:table-row table:style-name="ro2">
          <table:table-cell table:style-name="ce38" office:value-type="string">
            <text:p>NOTES</text:p>
          </table:table-cell>
          <table:table-cell table:style-name="ce37" table:number-columns-repeated="9"/>
          <table:table-cell table:number-columns-repeated="1014"/>
        </table:table-row>
        <table:table-row table:style-name="ro2">
          <table:table-cell table:style-name="ce38"/>
          <table:table-cell table:style-name="ce37" table:number-columns-repeated="9"/>
          <table:table-cell table:number-columns-repeated="1014"/>
        </table:table-row>
        <table:table-row table:style-name="ro1">
          <table:table-cell table:style-name="ce38" office:value-type="string">
            <text:p><text:span text:style-name="T2">Dist.between posts: </text:span><text:span text:style-name="T3">initial distance of the upright posts in the bowstring-making jig.</text:span></text:p>
          </table:table-cell>
          <table:table-cell table:style-name="ce37" table:number-columns-repeated="9"/>
          <table:table-cell table:number-columns-repeated="1014"/>
        </table:table-row>
        <table:table-row table:style-name="ro2">
          <table:table-cell table:style-name="ce37" table:number-columns-repeated="10"/>
          <table:table-cell table:number-columns-repeated="1014"/>
        </table:table-row>
        <table:table-row table:style-name="ro2">
          <table:table-cell table:style-name="ce39"/>
          <table:table-cell table:style-name="ce37" table:number-columns-repeated="9"/>
          <table:table-cell table:number-columns-repeated="1014"/>
        </table:table-row>
        <table:table-row table:style-name="ro2" table:number-rows-repeated="12">
          <table:table-cell table:style-name="ce37" table:number-columns-repeated="10"/>
          <table:table-cell table:number-columns-repeated="1014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ots" table:style-name="ta1" table:print="false">
        <office:forms form:automatic-focus="false" form:apply-design-mode="false"/>
        <table:table-column table:style-name="co79" table:default-cell-style-name="Default"/>
        <table:table-column table:style-name="co80" table:number-columns-repeated="3" table:default-cell-style-name="ce46"/>
        <table:table-column table:style-name="co81" table:default-cell-style-name="ce46"/>
        <table:table-column table:style-name="co79" table:default-cell-style-name="ce46"/>
        <table:table-column table:style-name="co79" table:default-cell-style-name="ce62"/>
        <table:table-column table:style-name="co9" table:default-cell-style-name="ce62"/>
        <table:table-column table:style-name="co16" table:default-cell-style-name="ce62"/>
        <table:table-column table:style-name="co82" table:default-cell-style-name="Default"/>
        <table:table-column table:style-name="co82" table:default-cell-style-name="ce72"/>
        <table:table-column table:style-name="co82" table:default-cell-style-name="Default"/>
        <table:table-column table:style-name="co16" table:number-columns-repeated="1012" table:default-cell-style-name="Default"/>
        <table:table-row table:style-name="ro3">
          <table:table-cell table:style-name="ce59" office:value-type="string" calcext:value-type="string">
            <text:p>Bow/crossbow</text:p>
          </table:table-cell>
          <table:table-cell table:style-name="ce45" office:value-type="string" calcext:value-type="string">
            <text:p>Pretension</text:p>
          </table:table-cell>
          <table:table-cell table:style-name="ce45" office:value-type="string" calcext:value-type="string">
            <text:p>Washer rotation</text:p>
          </table:table-cell>
          <table:table-cell table:style-name="ce45" office:value-type="string" calcext:value-type="string">
            <text:p>Power stroke (cm)</text:p>
          </table:table-cell>
          <table:table-cell table:style-name="ce45" office:value-type="string" calcext:value-type="string">
            <text:p>Arms</text:p>
          </table:table-cell>
          <table:table-cell table:style-name="ce45" office:value-type="string" calcext:value-type="string">
            <text:p>String name</text:p>
          </table:table-cell>
          <table:table-cell table:style-name="ce45" office:value-type="string" calcext:value-type="string">
            <text:p>Bolt weight (g)</text:p>
          </table:table-cell>
          <table:table-cell table:style-name="ce45" office:value-type="string" calcext:value-type="string">
            <text:p>Velocity (m/s)</text:p>
          </table:table-cell>
          <table:table-cell table:style-name="ce45" office:value-type="string" calcext:value-type="string">
            <text:p>Energy (J)</text:p>
          </table:table-cell>
          <table:table-cell table:style-name="ce45" office:value-type="string" calcext:value-type="string">
            <text:p>Temp (celsius)</text:p>
          </table:table-cell>
          <table:table-cell table:style-name="ce45" office:value-type="string" calcext:value-type="string">
            <text:p>Efficiency (%)</text:p>
          </table:table-cell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10"/>
          <table:table-cell table:style-name="ce46"/>
          <table:table-cell table:number-columns-repeated="1012"/>
        </table:table-row>
        <table:table-row table:style-name="ro3">
          <table:table-cell table:style-name="ce59" office:value-type="string" calcext:value-type="string">
            <text:p>Cheiroballistra</text:p>
          </table:table-cell>
          <table:table-cell table:style-name="ce45" office:value-type="string" calcext:value-type="string">
            <text:p>250hz</text:p>
          </table:table-cell>
          <table:table-cell table:style-name="ce45"/>
          <table:table-cell table:style-name="ce45" office:value-type="string" calcext:value-type="string">
            <text:p>-21cm</text:p>
          </table:table-cell>
          <table:table-cell table:style-name="ce45" table:formula="of:=[Arms.$A$4]" office:value-type="string" office:string-value="Maple-1" calcext:value-type="string">
            <text:p>Maple-1</text:p>
          </table:table-cell>
          <table:table-cell table:style-name="ce45" table:formula="of:=[Bowstrings.$A$4]" office:value-type="string" office:string-value="Nylon-2" calcext:value-type="string">
            <text:p>Nylon-2</text:p>
          </table:table-cell>
          <table:table-cell table:style-name="ce60" office:value-type="float" office:value="30" calcext:value-type="float">
            <text:p>30,00</text:p>
          </table:table-cell>
          <table:table-cell table:style-name="ce60" office:value-type="float" office:value="44.07" calcext:value-type="float">
            <text:p>44,07</text:p>
          </table:table-cell>
          <table:table-cell table:style-name="ce64" table:formula="of:=0.5*[.G3]/1000*[.H3]*[.H3]" office:value-type="float" office:value="29.1324735" calcext:value-type="float">
            <text:p>29,13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5"/>
          <table:table-cell table:style-name="ce60" office:value-type="float" office:value="30" calcext:value-type="float">
            <text:p>30,00</text:p>
          </table:table-cell>
          <table:table-cell table:style-name="ce64" office:value-type="float" office:value="44.83" calcext:value-type="float">
            <text:p>44,83</text:p>
          </table:table-cell>
          <table:table-cell table:style-name="ce64" table:formula="of:=0.5*[.G4]/1000*[.H4]*[.H4]" office:value-type="float" office:value="30.1459335" calcext:value-type="float">
            <text:p>30,15</text:p>
          </table:table-cell>
          <table:table-cell table:style-name="ce46"/>
          <table:table-cell table:style-name="ce68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5"/>
          <table:table-cell table:style-name="ce60" office:value-type="float" office:value="30" calcext:value-type="float">
            <text:p>30,00</text:p>
          </table:table-cell>
          <table:table-cell table:style-name="ce64" office:value-type="float" office:value="44.33" calcext:value-type="float">
            <text:p>44,33</text:p>
          </table:table-cell>
          <table:table-cell table:style-name="ce64" table:formula="of:=0.5*[.G5]/1000*[.H5]*[.H5]" office:value-type="float" office:value="29.4772335" calcext:value-type="float">
            <text:p>29,48</text:p>
          </table:table-cell>
          <table:table-cell table:style-name="ce46"/>
          <table:table-cell table:style-name="ce68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5"/>
          <table:table-cell table:style-name="ce60" office:value-type="float" office:value="30" calcext:value-type="float">
            <text:p>30,00</text:p>
          </table:table-cell>
          <table:table-cell table:style-name="ce64" office:value-type="float" office:value="44.78" calcext:value-type="float">
            <text:p>44,78</text:p>
          </table:table-cell>
          <table:table-cell table:style-name="ce64" table:formula="of:=0.5*[.G6]/1000*[.H6]*[.H6]" office:value-type="float" office:value="30.078726" calcext:value-type="float">
            <text:p>30,08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5"/>
          <table:table-cell table:style-name="ce60" office:value-type="float" office:value="30" calcext:value-type="float">
            <text:p>30,00</text:p>
          </table:table-cell>
          <table:table-cell table:style-name="ce64" office:value-type="float" office:value="44.21" calcext:value-type="float">
            <text:p>44,21</text:p>
          </table:table-cell>
          <table:table-cell table:style-name="ce64" table:formula="of:=0.5*[.G7]/1000*[.H7]*[.H7]" office:value-type="float" office:value="29.3178615" calcext:value-type="float">
            <text:p>29,32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2"/>
          <table:table-cell table:style-name="Default"/>
          <table:table-cell table:style-name="ce45" table:number-columns-repeated="2"/>
          <table:table-cell table:style-name="ce61" office:value-type="float" office:value="30" calcext:value-type="float">
            <text:p>30,00</text:p>
          </table:table-cell>
          <table:table-cell table:style-name="ce65" table:formula="of:=AVERAGE([.H3:.H7])" office:value-type="float" office:value="44.444" calcext:value-type="float">
            <text:p>44,44</text:p>
          </table:table-cell>
          <table:table-cell table:style-name="ce65" table:formula="of:=0.5*[.G8]/1000*[.H8]*[.H8]" office:value-type="float" office:value="29.62903704" calcext:value-type="float">
            <text:p>29,63</text:p>
          </table:table-cell>
          <table:table-cell table:style-name="ce66"/>
          <table:table-cell table:style-name="ce71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5"/>
          <table:table-cell table:style-name="ce60"/>
          <table:table-cell table:style-name="ce64" table:number-columns-repeated="2"/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2"/>
          <table:table-cell table:style-name="ce45" office:value-type="string" calcext:value-type="string">
            <text:p>-14cm</text:p>
          </table:table-cell>
          <table:table-cell table:style-name="ce45" table:number-columns-repeated="2"/>
          <table:table-cell table:style-name="ce60" office:value-type="float" office:value="30" calcext:value-type="float">
            <text:p>30,00</text:p>
          </table:table-cell>
          <table:table-cell table:style-name="ce64" office:value-type="float" office:value="49.46" calcext:value-type="float">
            <text:p>49,46</text:p>
          </table:table-cell>
          <table:table-cell table:style-name="ce64" table:formula="of:=0.5*[.G10]/1000*[.H10]*[.H10]" office:value-type="float" office:value="36.694374" calcext:value-type="float">
            <text:p>36,69</text:p>
          </table:table-cell>
          <table:table-cell table:style-name="ce45"/>
          <table:table-cell table:style-name="ce68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5"/>
          <table:table-cell table:style-name="ce60" office:value-type="float" office:value="30" calcext:value-type="float">
            <text:p>30,00</text:p>
          </table:table-cell>
          <table:table-cell table:style-name="ce64" office:value-type="float" office:value="48.43" calcext:value-type="float">
            <text:p>48,43</text:p>
          </table:table-cell>
          <table:table-cell table:style-name="ce64" table:formula="of:=0.5*[.G11]/1000*[.H11]*[.H11]" office:value-type="float" office:value="35.1819735" calcext:value-type="float">
            <text:p>35,18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5"/>
          <table:table-cell table:style-name="ce60" office:value-type="float" office:value="30" calcext:value-type="float">
            <text:p>30,00</text:p>
          </table:table-cell>
          <table:table-cell table:style-name="ce64" office:value-type="float" office:value="48.91" calcext:value-type="float">
            <text:p>48,91</text:p>
          </table:table-cell>
          <table:table-cell table:style-name="ce64" table:formula="of:=0.5*[.G12]/1000*[.H12]*[.H12]" office:value-type="float" office:value="35.8828215" calcext:value-type="float">
            <text:p>35,88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5"/>
          <table:table-cell table:style-name="ce60" office:value-type="float" office:value="30" calcext:value-type="float">
            <text:p>30,00</text:p>
          </table:table-cell>
          <table:table-cell table:style-name="ce64" office:value-type="float" office:value="48.82" calcext:value-type="float">
            <text:p>48,82</text:p>
          </table:table-cell>
          <table:table-cell table:style-name="ce64" table:formula="of:=0.5*[.G13]/1000*[.H13]*[.H13]" office:value-type="float" office:value="35.750886" calcext:value-type="float">
            <text:p>35,75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5"/>
          <table:table-cell table:style-name="ce60" office:value-type="float" office:value="30" calcext:value-type="float">
            <text:p>30,00</text:p>
          </table:table-cell>
          <table:table-cell table:style-name="ce64" office:value-type="float" office:value="48.6" calcext:value-type="float">
            <text:p>48,60</text:p>
          </table:table-cell>
          <table:table-cell table:style-name="ce64" table:formula="of:=0.5*[.G14]/1000*[.H14]*[.H14]" office:value-type="float" office:value="35.4294" calcext:value-type="float">
            <text:p>35,43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2"/>
          <table:table-cell table:style-name="Default"/>
          <table:table-cell table:style-name="ce45" table:number-columns-repeated="2"/>
          <table:table-cell table:style-name="ce61" office:value-type="float" office:value="30" calcext:value-type="float">
            <text:p>30,00</text:p>
          </table:table-cell>
          <table:table-cell table:style-name="ce65" table:formula="of:=AVERAGE([.H10:.H14])" office:value-type="float" office:value="48.844" calcext:value-type="float">
            <text:p>48,84</text:p>
          </table:table-cell>
          <table:table-cell table:style-name="ce65" table:formula="of:=0.5*[.G15]/1000*[.H15]*[.H15]" office:value-type="float" office:value="35.78604504" calcext:value-type="float">
            <text:p>35,79</text:p>
          </table:table-cell>
          <table:table-cell table:style-name="ce66"/>
          <table:table-cell table:style-name="ce71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5"/>
          <table:table-cell table:style-name="ce60"/>
          <table:table-cell table:style-name="ce64" table:number-columns-repeated="2"/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2"/>
          <table:table-cell table:style-name="ce45" office:value-type="string" calcext:value-type="string">
            <text:p>-7cm</text:p>
          </table:table-cell>
          <table:table-cell table:style-name="ce45" table:number-columns-repeated="2"/>
          <table:table-cell table:style-name="ce60" office:value-type="float" office:value="30" calcext:value-type="float">
            <text:p>30,00</text:p>
          </table:table-cell>
          <table:table-cell table:style-name="ce64" office:value-type="float" office:value="54.09" calcext:value-type="float">
            <text:p>54,09</text:p>
          </table:table-cell>
          <table:table-cell table:style-name="ce64" table:formula="of:=0.5*[.G17]/1000*[.H17]*[.H17]" office:value-type="float" office:value="43.8859215" calcext:value-type="float">
            <text:p>43,89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5"/>
          <table:table-cell table:style-name="ce60" office:value-type="float" office:value="30" calcext:value-type="float">
            <text:p>30,00</text:p>
          </table:table-cell>
          <table:table-cell table:style-name="ce64" office:value-type="float" office:value="54.03" calcext:value-type="float">
            <text:p>54,03</text:p>
          </table:table-cell>
          <table:table-cell table:style-name="ce64" table:formula="of:=0.5*[.G18]/1000*[.H18]*[.H18]" office:value-type="float" office:value="43.7886135" calcext:value-type="float">
            <text:p>43,79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5"/>
          <table:table-cell table:style-name="ce60" office:value-type="float" office:value="30" calcext:value-type="float">
            <text:p>30,00</text:p>
          </table:table-cell>
          <table:table-cell table:style-name="ce64" office:value-type="float" office:value="52.95" calcext:value-type="float">
            <text:p>52,95</text:p>
          </table:table-cell>
          <table:table-cell table:style-name="ce64" table:formula="of:=0.5*[.G19]/1000*[.H19]*[.H19]" office:value-type="float" office:value="42.0555375" calcext:value-type="float">
            <text:p>42,06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5"/>
          <table:table-cell table:style-name="ce60" office:value-type="float" office:value="30" calcext:value-type="float">
            <text:p>30,00</text:p>
          </table:table-cell>
          <table:table-cell table:style-name="ce64" office:value-type="float" office:value="53.92" calcext:value-type="float">
            <text:p>53,92</text:p>
          </table:table-cell>
          <table:table-cell table:style-name="ce64" table:formula="of:=0.5*[.G20]/1000*[.H20]*[.H20]" office:value-type="float" office:value="43.610496" calcext:value-type="float">
            <text:p>43,61</text:p>
          </table:table-cell>
          <table:table-cell table:style-name="ce66"/>
          <table:table-cell table:style-name="ce71"/>
          <table:table-cell table:style-name="ce6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5"/>
          <table:table-cell table:style-name="ce60" office:value-type="float" office:value="30" calcext:value-type="float">
            <text:p>30,00</text:p>
          </table:table-cell>
          <table:table-cell table:style-name="ce64" office:value-type="float" office:value="53.78" calcext:value-type="float">
            <text:p>53,78</text:p>
          </table:table-cell>
          <table:table-cell table:style-name="ce64" table:formula="of:=0.5*[.G21]/1000*[.H21]*[.H21]" office:value-type="float" office:value="43.384326" calcext:value-type="float">
            <text:p>43,38</text:p>
          </table:table-cell>
          <table:table-cell table:style-name="ce66"/>
          <table:table-cell table:style-name="ce71"/>
          <table:table-cell table:style-name="ce6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2"/>
          <table:table-cell table:style-name="Default"/>
          <table:table-cell table:style-name="ce45" table:number-columns-repeated="2"/>
          <table:table-cell table:style-name="ce61" office:value-type="float" office:value="30" calcext:value-type="float">
            <text:p>30,00</text:p>
          </table:table-cell>
          <table:table-cell table:style-name="ce65" table:formula="of:=AVERAGE([.H17:.H21])" office:value-type="float" office:value="53.754" calcext:value-type="float">
            <text:p>53,75</text:p>
          </table:table-cell>
          <table:table-cell table:style-name="ce65" table:formula="of:=0.5*[.G22]/1000*[.H22]*[.H22]" office:value-type="float" office:value="43.34238774" calcext:value-type="float">
            <text:p>43,34</text:p>
          </table:table-cell>
          <table:table-cell table:style-name="ce66"/>
          <table:table-cell table:style-name="ce71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 table:number-rows-repeated="2">
          <table:table-cell table:style-name="ce59"/>
          <table:table-cell table:style-name="ce45" table:number-columns-repeated="5"/>
          <table:table-cell table:style-name="ce60"/>
          <table:table-cell table:style-name="ce64" table:number-columns-repeated="2"/>
          <table:table-cell table:style-name="ce46"/>
          <table:table-cell table:style-name="ce67"/>
          <table:table-cell table:style-name="ce66"/>
          <table:table-cell table:number-columns-repeated="1012"/>
        </table:table-row>
        <table:table-row table:style-name="ro3">
          <table:table-cell table:style-name="ce59" office:value-type="string" calcext:value-type="string">
            <text:p>Cheiroballistra</text:p>
          </table:table-cell>
          <table:table-cell table:style-name="ce45" office:value-type="string" calcext:value-type="string">
            <text:p>250hz</text:p>
          </table:table-cell>
          <table:table-cell table:style-name="ce45"/>
          <table:table-cell table:style-name="ce45" office:value-type="string" calcext:value-type="string">
            <text:p>-21cm</text:p>
          </table:table-cell>
          <table:table-cell table:style-name="ce45" table:formula="of:=[Arms.$A$5]" office:value-type="string" office:string-value="Elm-1" calcext:value-type="string">
            <text:p>Elm-1</text:p>
          </table:table-cell>
          <table:table-cell table:style-name="ce45" table:formula="of:=[Bowstrings.$A$5]" office:value-type="string" office:string-value="Nylon-3" calcext:value-type="string">
            <text:p>Nylon-3</text:p>
          </table:table-cell>
          <table:table-cell table:style-name="ce60" office:value-type="float" office:value="29.28" calcext:value-type="float">
            <text:p>29,28</text:p>
          </table:table-cell>
          <table:table-cell table:style-name="ce60" office:value-type="float" office:value="38.25" calcext:value-type="float">
            <text:p>38,25</text:p>
          </table:table-cell>
          <table:table-cell table:style-name="ce64" table:formula="of:=0.5*[.G25]/1000*[.H25]*[.H25]" office:value-type="float" office:value="21.419235" calcext:value-type="float">
            <text:p>21,42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table:style-name="ce60" office:value-type="float" office:value="38.13" calcext:value-type="float">
            <text:p>38,13</text:p>
          </table:table-cell>
          <table:table-cell table:style-name="ce64" table:formula="of:=0.5*[.G26]/1000*[.H26]*[.H26]" office:value-type="float" office:value="21.285050616" calcext:value-type="float">
            <text:p>21,2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38.73" calcext:value-type="float">
            <text:p>38,73</text:p>
          </table:table-cell>
          <table:table-cell table:style-name="ce64" table:formula="of:=0.5*[.G27]/1000*[.H27]*[.H27]" office:value-type="float" office:value="21.960188856" calcext:value-type="float">
            <text:p>21,96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38.6" calcext:value-type="float">
            <text:p>38,60</text:p>
          </table:table-cell>
          <table:table-cell table:style-name="ce64" table:formula="of:=0.5*[.G28]/1000*[.H28]*[.H28]" office:value-type="float" office:value="21.8130144" calcext:value-type="float">
            <text:p>21,8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38.43" calcext:value-type="float">
            <text:p>38,43</text:p>
          </table:table-cell>
          <table:table-cell table:style-name="ce64" table:formula="of:=0.5*[.G29]/1000*[.H29]*[.H29]" office:value-type="float" office:value="21.621302136" calcext:value-type="float">
            <text:p>21,6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1" office:value-type="float" office:value="29.28" calcext:value-type="float">
            <text:p>29,28</text:p>
          </table:table-cell>
          <table:table-cell table:style-name="ce65" table:formula="of:=AVERAGE([.H25:.H29])" office:value-type="float" office:value="38.428" calcext:value-type="float">
            <text:p>38,43</text:p>
          </table:table-cell>
          <table:table-cell table:style-name="ce65" table:formula="of:=0.5*[.G30]/1000*[.H30]*[.H30]" office:value-type="float" office:value="21.61905173376" calcext:value-type="float">
            <text:p>21,62</text:p>
          </table:table-cell>
          <table:table-cell table:number-columns-repeated="2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5" office:value-type="string" calcext:value-type="string">
            <text:p>-14cm</text:p>
          </table:table-cell>
          <table:table-cell table:number-columns-repeated="2"/>
          <table:table-cell table:style-name="ce60" office:value-type="float" office:value="29.28" calcext:value-type="float">
            <text:p>29,28</text:p>
          </table:table-cell>
          <table:table-cell table:style-name="ce60" office:value-type="float" office:value="41.92" calcext:value-type="float">
            <text:p>41,92</text:p>
          </table:table-cell>
          <table:table-cell table:style-name="ce64" table:formula="of:=0.5*[.G32]/1000*[.H32]*[.H32]" office:value-type="float" office:value="25.726672896" calcext:value-type="float">
            <text:p>25,73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table:style-name="ce60" office:value-type="float" office:value="42.78" calcext:value-type="float">
            <text:p>42,78</text:p>
          </table:table-cell>
          <table:table-cell table:style-name="ce64" table:formula="of:=0.5*[.G33]/1000*[.H33]*[.H33]" office:value-type="float" office:value="26.793079776" calcext:value-type="float">
            <text:p>26,7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41.92" calcext:value-type="float">
            <text:p>41,92</text:p>
          </table:table-cell>
          <table:table-cell table:style-name="ce64" table:formula="of:=0.5*[.G34]/1000*[.H34]*[.H34]" office:value-type="float" office:value="25.726672896" calcext:value-type="float">
            <text:p>25,73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41.83" calcext:value-type="float">
            <text:p>41,83</text:p>
          </table:table-cell>
          <table:table-cell table:style-name="ce64" table:formula="of:=0.5*[.G35]/1000*[.H35]*[.H35]" office:value-type="float" office:value="25.616323896" calcext:value-type="float">
            <text:p>25,6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41.93" calcext:value-type="float">
            <text:p>41,93</text:p>
          </table:table-cell>
          <table:table-cell table:style-name="ce64" table:formula="of:=0.5*[.G36]/1000*[.H36]*[.H36]" office:value-type="float" office:value="25.738948536" calcext:value-type="float">
            <text:p>25,7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1" office:value-type="float" office:value="29.28" calcext:value-type="float">
            <text:p>29,28</text:p>
          </table:table-cell>
          <table:table-cell table:style-name="ce65" table:formula="of:=AVERAGE([.H32:.H36])" office:value-type="float" office:value="42.076" calcext:value-type="float">
            <text:p>42,08</text:p>
          </table:table-cell>
          <table:table-cell table:style-name="ce65" table:formula="of:=0.5*[.G37]/1000*[.H37]*[.H37]" office:value-type="float" office:value="25.91850632064" calcext:value-type="float">
            <text:p>25,92</text:p>
          </table:table-cell>
          <table:table-cell table:number-columns-repeated="2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5" office:value-type="string" calcext:value-type="string">
            <text:p>-7cm</text:p>
          </table:table-cell>
          <table:table-cell table:number-columns-repeated="2"/>
          <table:table-cell table:style-name="ce60" office:value-type="float" office:value="29.28" calcext:value-type="float">
            <text:p>29,28</text:p>
          </table:table-cell>
          <table:table-cell table:style-name="ce60" office:value-type="float" office:value="46.37" calcext:value-type="float">
            <text:p>46,37</text:p>
          </table:table-cell>
          <table:table-cell table:style-name="ce64" table:formula="of:=0.5*[.G39]/1000*[.H39]*[.H39]" office:value-type="float" office:value="31.478589816" calcext:value-type="float">
            <text:p>31,48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table:style-name="ce60" office:value-type="float" office:value="46.45" calcext:value-type="float">
            <text:p>46,45</text:p>
          </table:table-cell>
          <table:table-cell table:style-name="ce64" table:formula="of:=0.5*[.G40]/1000*[.H40]*[.H40]" office:value-type="float" office:value="31.5873006" calcext:value-type="float">
            <text:p>31,5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46.11" calcext:value-type="float">
            <text:p>46,11</text:p>
          </table:table-cell>
          <table:table-cell table:style-name="ce64" table:formula="of:=0.5*[.G41]/1000*[.H41]*[.H41]" office:value-type="float" office:value="31.126573944" calcext:value-type="float">
            <text:p>31,13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45.63" calcext:value-type="float">
            <text:p>45,63</text:p>
          </table:table-cell>
          <table:table-cell table:style-name="ce64" table:formula="of:=0.5*[.G42]/1000*[.H42]*[.H42]" office:value-type="float" office:value="30.481898616" calcext:value-type="float">
            <text:p>30,48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45.91" calcext:value-type="float">
            <text:p>45,91</text:p>
          </table:table-cell>
          <table:table-cell table:style-name="ce64" table:formula="of:=0.5*[.G43]/1000*[.H43]*[.H43]" office:value-type="float" office:value="30.857139384" calcext:value-type="float">
            <text:p>30,86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1" office:value-type="float" office:value="29.28" calcext:value-type="float">
            <text:p>29,28</text:p>
          </table:table-cell>
          <table:table-cell table:style-name="ce65" table:formula="of:=AVERAGE([.H39:.H43])" office:value-type="float" office:value="46.094" calcext:value-type="float">
            <text:p>46,09</text:p>
          </table:table-cell>
          <table:table-cell table:style-name="ce65" table:formula="of:=0.5*[.G44]/1000*[.H44]*[.H44]" office:value-type="float" office:value="31.10497607904" calcext:value-type="float">
            <text:p>31,10</text:p>
          </table:table-cell>
          <table:table-cell table:number-columns-repeated="2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9" office:value-type="string" calcext:value-type="string">
            <text:p>Cheiroballistra</text:p>
          </table:table-cell>
          <table:table-cell table:style-name="ce45" office:value-type="string" calcext:value-type="string">
            <text:p>250hz</text:p>
          </table:table-cell>
          <table:table-cell table:style-name="ce45"/>
          <table:table-cell table:style-name="ce45" office:value-type="string" calcext:value-type="string">
            <text:p>-21cm</text:p>
          </table:table-cell>
          <table:table-cell table:style-name="ce45" table:formula="of:=[Arms.$A$5]" office:value-type="string" office:string-value="Elm-1" calcext:value-type="string">
            <text:p>Elm-1</text:p>
          </table:table-cell>
          <table:table-cell table:style-name="ce45" table:formula="of:=[Bowstrings.$A$5]" office:value-type="string" office:string-value="Nylon-3" calcext:value-type="string">
            <text:p>Nylon-3</text:p>
          </table:table-cell>
          <table:table-cell table:style-name="ce60" office:value-type="float" office:value="29.28" calcext:value-type="float">
            <text:p>29,28</text:p>
          </table:table-cell>
          <table:table-cell table:style-name="ce60" office:value-type="float" office:value="45.96" calcext:value-type="float">
            <text:p>45,96</text:p>
          </table:table-cell>
          <table:table-cell table:style-name="ce64" table:formula="of:=0.5*[.G47]/1000*[.H47]*[.H47]" office:value-type="float" office:value="30.924388224" calcext:value-type="float">
            <text:p>30,92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table:style-name="ce60" office:value-type="float" office:value="45.66" calcext:value-type="float">
            <text:p>45,66</text:p>
          </table:table-cell>
          <table:table-cell table:style-name="ce64" table:formula="of:=0.5*[.G48]/1000*[.H48]*[.H48]" office:value-type="float" office:value="30.521993184" calcext:value-type="float">
            <text:p>30,5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45.29" calcext:value-type="float">
            <text:p>45,29</text:p>
          </table:table-cell>
          <table:table-cell table:style-name="ce64" table:formula="of:=0.5*[.G49]/1000*[.H49]*[.H49]" office:value-type="float" office:value="30.029335224" calcext:value-type="float">
            <text:p>30,03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45.2" calcext:value-type="float">
            <text:p>45,20</text:p>
          </table:table-cell>
          <table:table-cell table:style-name="ce64" table:formula="of:=0.5*[.G50]/1000*[.H50]*[.H50]" office:value-type="float" office:value="29.9101056" calcext:value-type="float">
            <text:p>29,9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44.82" calcext:value-type="float">
            <text:p>44,82</text:p>
          </table:table-cell>
          <table:table-cell table:style-name="ce64" table:formula="of:=0.5*[.G51]/1000*[.H51]*[.H51]" office:value-type="float" office:value="29.409306336" calcext:value-type="float">
            <text:p>29,4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1" office:value-type="float" office:value="29.28" calcext:value-type="float">
            <text:p>29,28</text:p>
          </table:table-cell>
          <table:table-cell table:style-name="ce65" table:formula="of:=AVERAGE([.H47:.H51])" office:value-type="float" office:value="45.386" calcext:value-type="float">
            <text:p>45,39</text:p>
          </table:table-cell>
          <table:table-cell table:style-name="ce65" table:formula="of:=0.5*[.G52]/1000*[.H52]*[.H52]" office:value-type="float" office:value="30.15677490144" calcext:value-type="float">
            <text:p>30,16</text:p>
          </table:table-cell>
          <table:table-cell table:number-columns-repeated="2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5" office:value-type="string" calcext:value-type="string">
            <text:p>-14cm</text:p>
          </table:table-cell>
          <table:table-cell table:number-columns-repeated="2"/>
          <table:table-cell table:style-name="ce60" office:value-type="float" office:value="29.28" calcext:value-type="float">
            <text:p>29,28</text:p>
          </table:table-cell>
          <table:table-cell table:style-name="ce60" office:value-type="float" office:value="48.43" calcext:value-type="float">
            <text:p>48,43</text:p>
          </table:table-cell>
          <table:table-cell table:style-name="ce64" table:formula="of:=0.5*[.G54]/1000*[.H54]*[.H54]" office:value-type="float" office:value="34.337606136" calcext:value-type="float">
            <text:p>34,34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table:style-name="ce60" office:value-type="float" office:value="48.78" calcext:value-type="float">
            <text:p>48,78</text:p>
          </table:table-cell>
          <table:table-cell table:style-name="ce64" table:formula="of:=0.5*[.G55]/1000*[.H55]*[.H55]" office:value-type="float" office:value="34.835710176" calcext:value-type="float">
            <text:p>34,8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48.3" calcext:value-type="float">
            <text:p>48,30</text:p>
          </table:table-cell>
          <table:table-cell table:style-name="ce64" table:formula="of:=0.5*[.G56]/1000*[.H56]*[.H56]" office:value-type="float" office:value="34.1535096" calcext:value-type="float">
            <text:p>34,1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47.95" calcext:value-type="float">
            <text:p>47,95</text:p>
          </table:table-cell>
          <table:table-cell table:style-name="ce64" table:formula="of:=0.5*[.G57]/1000*[.H57]*[.H57]" office:value-type="float" office:value="33.6603246" calcext:value-type="float">
            <text:p>33,66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48.08" calcext:value-type="float">
            <text:p>48,08</text:p>
          </table:table-cell>
          <table:table-cell table:style-name="ce64" table:formula="of:=0.5*[.G58]/1000*[.H58]*[.H58]" office:value-type="float" office:value="33.843088896" calcext:value-type="float">
            <text:p>33,8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1" office:value-type="float" office:value="29.28" calcext:value-type="float">
            <text:p>29,28</text:p>
          </table:table-cell>
          <table:table-cell table:style-name="ce65" table:formula="of:=AVERAGE([.H54:.H58])" office:value-type="float" office:value="48.308" calcext:value-type="float">
            <text:p>48,31</text:p>
          </table:table-cell>
          <table:table-cell table:style-name="ce65" table:formula="of:=0.5*[.G59]/1000*[.H59]*[.H59]" office:value-type="float" office:value="34.16482432896" calcext:value-type="float">
            <text:p>34,16</text:p>
          </table:table-cell>
          <table:table-cell table:number-columns-repeated="2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5" office:value-type="string" calcext:value-type="string">
            <text:p>-7cm</text:p>
          </table:table-cell>
          <table:table-cell table:number-columns-repeated="2"/>
          <table:table-cell table:style-name="ce60" office:value-type="float" office:value="29.28" calcext:value-type="float">
            <text:p>29,28</text:p>
          </table:table-cell>
          <table:table-cell table:style-name="ce60" office:value-type="float" office:value="52.18" calcext:value-type="float">
            <text:p>52,18</text:p>
          </table:table-cell>
          <table:table-cell table:style-name="ce64" table:formula="of:=0.5*[.G61]/1000*[.H61]*[.H61]" office:value-type="float" office:value="39.861095136" calcext:value-type="float">
            <text:p>39,86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table:style-name="ce60" office:value-type="float" office:value="51.94" calcext:value-type="float">
            <text:p>51,94</text:p>
          </table:table-cell>
          <table:table-cell table:style-name="ce64" table:formula="of:=0.5*[.G62]/1000*[.H62]*[.H62]" office:value-type="float" office:value="39.495259104" calcext:value-type="float">
            <text:p>39,50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52" calcext:value-type="float">
            <text:p>52,00</text:p>
          </table:table-cell>
          <table:table-cell table:style-name="ce64" table:formula="of:=0.5*[.G63]/1000*[.H63]*[.H63]" office:value-type="float" office:value="39.58656" calcext:value-type="float">
            <text:p>39,5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51.31" calcext:value-type="float">
            <text:p>51,31</text:p>
          </table:table-cell>
          <table:table-cell table:style-name="ce64" table:formula="of:=0.5*[.G64]/1000*[.H64]*[.H64]" office:value-type="float" office:value="38.542963704" calcext:value-type="float">
            <text:p>38,5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51.97" calcext:value-type="float">
            <text:p>51,97</text:p>
          </table:table-cell>
          <table:table-cell table:style-name="ce64" table:formula="of:=0.5*[.G65]/1000*[.H65]*[.H65]" office:value-type="float" office:value="39.540896376" calcext:value-type="float">
            <text:p>39,5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1" office:value-type="float" office:value="29.28" calcext:value-type="float">
            <text:p>29,28</text:p>
          </table:table-cell>
          <table:table-cell table:style-name="ce65" table:formula="of:=AVERAGE([.H61:.H65])" office:value-type="float" office:value="51.88" calcext:value-type="float">
            <text:p>51,88</text:p>
          </table:table-cell>
          <table:table-cell table:style-name="ce65" table:formula="of:=0.5*[.G66]/1000*[.H66]*[.H66]" office:value-type="float" office:value="39.404063616" calcext:value-type="float">
            <text:p>39,40</text:p>
          </table:table-cell>
          <table:table-cell table:number-columns-repeated="2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59" office:value-type="string" calcext:value-type="string">
            <text:p>Cheiroballistra</text:p>
          </table:table-cell>
          <table:table-cell table:style-name="ce45" office:value-type="string" calcext:value-type="string">
            <text:p>250hz</text:p>
          </table:table-cell>
          <table:table-cell table:style-name="ce45"/>
          <table:table-cell table:style-name="ce45" office:value-type="string" calcext:value-type="string">
            <text:p>-21cm</text:p>
          </table:table-cell>
          <table:table-cell table:style-name="ce45" table:formula="of:=[Arms.$A$5]" office:value-type="string" office:string-value="Elm-1" calcext:value-type="string">
            <text:p>Elm-1</text:p>
          </table:table-cell>
          <table:table-cell table:style-name="ce45" table:formula="of:=[Bowstrings.$A$4]" office:value-type="string" office:string-value="Nylon-2" calcext:value-type="string">
            <text:p>Nylon-2</text:p>
          </table:table-cell>
          <table:table-cell table:style-name="ce60" office:value-type="float" office:value="29.28" calcext:value-type="float">
            <text:p>29,28</text:p>
          </table:table-cell>
          <table:table-cell table:style-name="ce60" office:value-type="float" office:value="50.58" calcext:value-type="float">
            <text:p>50,58</text:p>
          </table:table-cell>
          <table:table-cell table:style-name="ce64" table:formula="of:=0.5*[.G68]/1000*[.H68]*[.H68]" office:value-type="float" office:value="37.454044896" calcext:value-type="float">
            <text:p>37,45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table:style-name="ce60" office:value-type="float" office:value="50.08" calcext:value-type="float">
            <text:p>50,08</text:p>
          </table:table-cell>
          <table:table-cell table:style-name="ce64" table:formula="of:=0.5*[.G69]/1000*[.H69]*[.H69]" office:value-type="float" office:value="36.717213696" calcext:value-type="float">
            <text:p>36,7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50.1" calcext:value-type="float">
            <text:p>50,10</text:p>
          </table:table-cell>
          <table:table-cell table:style-name="ce64" table:formula="of:=0.5*[.G70]/1000*[.H70]*[.H70]" office:value-type="float" office:value="36.7465464" calcext:value-type="float">
            <text:p>36,7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49.41" calcext:value-type="float">
            <text:p>49,41</text:p>
          </table:table-cell>
          <table:table-cell table:style-name="ce64" table:formula="of:=0.5*[.G71]/1000*[.H71]*[.H71]" office:value-type="float" office:value="35.741336184" calcext:value-type="float">
            <text:p>35,7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49.26" calcext:value-type="float">
            <text:p>49,26</text:p>
          </table:table-cell>
          <table:table-cell table:style-name="ce64" table:formula="of:=0.5*[.G72]/1000*[.H72]*[.H72]" office:value-type="float" office:value="35.524656864" calcext:value-type="float">
            <text:p>35,5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1" office:value-type="float" office:value="29.28" calcext:value-type="float">
            <text:p>29,28</text:p>
          </table:table-cell>
          <table:table-cell table:style-name="ce65" table:formula="of:=AVERAGE([.H68:.H72])" office:value-type="float" office:value="49.886" calcext:value-type="float">
            <text:p>49,89</text:p>
          </table:table-cell>
          <table:table-cell table:style-name="ce65" table:formula="of:=0.5*[.G73]/1000*[.H73]*[.H73]" office:value-type="float" office:value="36.43329426144" calcext:value-type="float">
            <text:p>36,43</text:p>
          </table:table-cell>
          <table:table-cell table:number-columns-repeated="2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5" office:value-type="string" calcext:value-type="string">
            <text:p>-14cm</text:p>
          </table:table-cell>
          <table:table-cell table:number-columns-repeated="2"/>
          <table:table-cell table:style-name="ce60" office:value-type="float" office:value="29.28" calcext:value-type="float">
            <text:p>29,28</text:p>
          </table:table-cell>
          <table:table-cell table:style-name="ce60" office:value-type="float" office:value="51.79" calcext:value-type="float">
            <text:p>51,79</text:p>
          </table:table-cell>
          <table:table-cell table:style-name="ce64" table:formula="of:=0.5*[.G75]/1000*[.H75]*[.H75]" office:value-type="float" office:value="39.267468024" calcext:value-type="float">
            <text:p>39,27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table:style-name="ce60" office:value-type="float" office:value="51.21" calcext:value-type="float">
            <text:p>51,21</text:p>
          </table:table-cell>
          <table:table-cell table:style-name="ce64" table:formula="of:=0.5*[.G76]/1000*[.H76]*[.H76]" office:value-type="float" office:value="38.392874424" calcext:value-type="float">
            <text:p>38,3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50.75" calcext:value-type="float">
            <text:p>50,75</text:p>
          </table:table-cell>
          <table:table-cell table:style-name="ce64" table:formula="of:=0.5*[.G77]/1000*[.H77]*[.H77]" office:value-type="float" office:value="37.706235" calcext:value-type="float">
            <text:p>37,7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49.82" calcext:value-type="float">
            <text:p>49,82</text:p>
          </table:table-cell>
          <table:table-cell table:style-name="ce64" table:formula="of:=0.5*[.G78]/1000*[.H78]*[.H78]" office:value-type="float" office:value="36.336954336" calcext:value-type="float">
            <text:p>36,3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50.46" calcext:value-type="float">
            <text:p>50,46</text:p>
          </table:table-cell>
          <table:table-cell table:style-name="ce64" table:formula="of:=0.5*[.G79]/1000*[.H79]*[.H79]" office:value-type="float" office:value="37.276537824" calcext:value-type="float">
            <text:p>37,28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1" office:value-type="float" office:value="29.28" calcext:value-type="float">
            <text:p>29,28</text:p>
          </table:table-cell>
          <table:table-cell table:style-name="ce65" table:formula="of:=AVERAGE([.H75:.H79])" office:value-type="float" office:value="50.806" calcext:value-type="float">
            <text:p>50,81</text:p>
          </table:table-cell>
          <table:table-cell table:style-name="ce65" table:formula="of:=0.5*[.G80]/1000*[.H80]*[.H80]" office:value-type="float" office:value="37.78949467104" calcext:value-type="float">
            <text:p>37,79</text:p>
          </table:table-cell>
          <table:table-cell table:number-columns-repeated="2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59" office:value-type="string" calcext:value-type="string">
            <text:p>Cheiroballistra</text:p>
          </table:table-cell>
          <table:table-cell table:style-name="ce45" office:value-type="string" calcext:value-type="string">
            <text:p>250hz</text:p>
          </table:table-cell>
          <table:table-cell table:style-name="ce45"/>
          <table:table-cell table:style-name="ce45" office:value-type="string" calcext:value-type="string">
            <text:p>-21cm</text:p>
          </table:table-cell>
          <table:table-cell table:style-name="ce45" table:formula="of:=[Arms.$A$5]" office:value-type="string" office:string-value="Elm-1" calcext:value-type="string">
            <text:p>Elm-1</text:p>
          </table:table-cell>
          <table:table-cell table:style-name="ce45" table:formula="of:=[Bowstrings.$A$4]" office:value-type="string" office:string-value="Nylon-2" calcext:value-type="string">
            <text:p>Nylon-2</text:p>
          </table:table-cell>
          <table:table-cell table:style-name="ce60" office:value-type="float" office:value="29.28" calcext:value-type="float">
            <text:p>29,28</text:p>
          </table:table-cell>
          <table:table-cell table:style-name="ce60" office:value-type="float" office:value="55.52" calcext:value-type="float">
            <text:p>55,52</text:p>
          </table:table-cell>
          <table:table-cell table:style-name="ce64" table:formula="of:=0.5*[.G82]/1000*[.H82]*[.H82]" office:value-type="float" office:value="45.127366656" calcext:value-type="float">
            <text:p>45,13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table:style-name="ce60" office:value-type="float" office:value="53.57" calcext:value-type="float">
            <text:p>53,57</text:p>
          </table:table-cell>
          <table:table-cell table:style-name="ce64" table:formula="of:=0.5*[.G83]/1000*[.H83]*[.H83]" office:value-type="float" office:value="42.013065336" calcext:value-type="float">
            <text:p>42,0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55.05" calcext:value-type="float">
            <text:p>55,05</text:p>
          </table:table-cell>
          <table:table-cell table:style-name="ce64" table:formula="of:=0.5*[.G84]/1000*[.H84]*[.H84]" office:value-type="float" office:value="44.3665566" calcext:value-type="float">
            <text:p>44,3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54.76" calcext:value-type="float">
            <text:p>54,76</text:p>
          </table:table-cell>
          <table:table-cell table:style-name="ce64" table:formula="of:=0.5*[.G85]/1000*[.H85]*[.H85]" office:value-type="float" office:value="43.900347264" calcext:value-type="float">
            <text:p>43,90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54.79" calcext:value-type="float">
            <text:p>54,79</text:p>
          </table:table-cell>
          <table:table-cell table:style-name="ce64" table:formula="of:=0.5*[.G86]/1000*[.H86]*[.H86]" office:value-type="float" office:value="43.948461624" calcext:value-type="float">
            <text:p>43,9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1" office:value-type="float" office:value="29.28" calcext:value-type="float">
            <text:p>29,28</text:p>
          </table:table-cell>
          <table:table-cell table:style-name="ce65" table:formula="of:=AVERAGE([.H82:.H86])" office:value-type="float" office:value="54.738" calcext:value-type="float">
            <text:p>54,74</text:p>
          </table:table-cell>
          <table:table-cell table:style-name="ce65" table:formula="of:=0.5*[.G87]/1000*[.H87]*[.H87]" office:value-type="float" office:value="43.86508014816" calcext:value-type="float">
            <text:p>43,87</text:p>
          </table:table-cell>
          <table:table-cell table:number-columns-repeated="2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5" office:value-type="string" calcext:value-type="string">
            <text:p>-14cm</text:p>
          </table:table-cell>
          <table:table-cell table:number-columns-repeated="2"/>
          <table:table-cell table:style-name="ce60" office:value-type="float" office:value="29.28" calcext:value-type="float">
            <text:p>29,28</text:p>
          </table:table-cell>
          <table:table-cell table:style-name="ce60" office:value-type="float" office:value="58.55" calcext:value-type="float">
            <text:p>58,55</text:p>
          </table:table-cell>
          <table:table-cell table:style-name="ce64" table:formula="of:=0.5*[.G89]/1000*[.H89]*[.H89]" office:value-type="float" office:value="50.1874206" calcext:value-type="float">
            <text:p>50,19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table:style-name="ce60" office:value-type="float" office:value="57.95" calcext:value-type="float">
            <text:p>57,95</text:p>
          </table:table-cell>
          <table:table-cell table:style-name="ce64" table:formula="of:=0.5*[.G90]/1000*[.H90]*[.H90]" office:value-type="float" office:value="49.1640846" calcext:value-type="float">
            <text:p>49,16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57.38" calcext:value-type="float">
            <text:p>57,38</text:p>
          </table:table-cell>
          <table:table-cell table:style-name="ce64" table:formula="of:=0.5*[.G91]/1000*[.H91]*[.H91]" office:value-type="float" office:value="48.201678816" calcext:value-type="float">
            <text:p>48,20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57.45" calcext:value-type="float">
            <text:p>57,45</text:p>
          </table:table-cell>
          <table:table-cell table:style-name="ce64" table:formula="of:=0.5*[.G92]/1000*[.H92]*[.H92]" office:value-type="float" office:value="48.3193566" calcext:value-type="float">
            <text:p>48,3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56.68" calcext:value-type="float">
            <text:p>56,68</text:p>
          </table:table-cell>
          <table:table-cell table:style-name="ce64" table:formula="of:=0.5*[.G93]/1000*[.H93]*[.H93]" office:value-type="float" office:value="47.032791936" calcext:value-type="float">
            <text:p>47,03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1" office:value-type="float" office:value="29.28" calcext:value-type="float">
            <text:p>29,28</text:p>
          </table:table-cell>
          <table:table-cell table:style-name="ce65" table:formula="of:=AVERAGE([.H89:.H93])" office:value-type="float" office:value="57.602" calcext:value-type="float">
            <text:p>57,60</text:p>
          </table:table-cell>
          <table:table-cell table:style-name="ce65" table:formula="of:=0.5*[.G94]/1000*[.H94]*[.H94]" office:value-type="float" office:value="48.57537951456" calcext:value-type="float">
            <text:p>48,58</text:p>
          </table:table-cell>
          <table:table-cell table:number-columns-repeated="2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59" office:value-type="string" calcext:value-type="string">
            <text:p>Cheiroballistra</text:p>
          </table:table-cell>
          <table:table-cell table:style-name="ce45" office:value-type="string" calcext:value-type="string">
            <text:p>250hz</text:p>
          </table:table-cell>
          <table:table-cell table:style-name="ce45"/>
          <table:table-cell table:style-name="ce45" office:value-type="string" calcext:value-type="string">
            <text:p>-14cm</text:p>
          </table:table-cell>
          <table:table-cell table:style-name="ce45" table:formula="of:=[Arms.$A$5]" office:value-type="string" office:string-value="Elm-1" calcext:value-type="string">
            <text:p>Elm-1</text:p>
          </table:table-cell>
          <table:table-cell table:style-name="ce45" table:formula="of:=[Bowstrings.$A$4]" office:value-type="string" office:string-value="Nylon-2" calcext:value-type="string">
            <text:p>Nylon-2</text:p>
          </table:table-cell>
          <table:table-cell table:style-name="ce60" office:value-type="float" office:value="29.28" calcext:value-type="float">
            <text:p>29,28</text:p>
          </table:table-cell>
          <table:table-cell table:style-name="ce60" office:value-type="float" office:value="55.2" calcext:value-type="float">
            <text:p>55,20</text:p>
          </table:table-cell>
          <table:table-cell table:style-name="ce64" table:formula="of:=0.5*[.G96]/1000*[.H96]*[.H96]" office:value-type="float" office:value="44.6086656" calcext:value-type="float">
            <text:p>44,61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table:style-name="ce60" office:value-type="float" office:value="54.23" calcext:value-type="float">
            <text:p>54,23</text:p>
          </table:table-cell>
          <table:table-cell table:style-name="ce64" table:formula="of:=0.5*[.G97]/1000*[.H97]*[.H97]" office:value-type="float" office:value="43.054672056" calcext:value-type="float">
            <text:p>43,0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53.81" calcext:value-type="float">
            <text:p>53,81</text:p>
          </table:table-cell>
          <table:table-cell table:style-name="ce64" table:formula="of:=0.5*[.G98]/1000*[.H98]*[.H98]" office:value-type="float" office:value="42.390355704" calcext:value-type="float">
            <text:p>42,3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53.81" calcext:value-type="float">
            <text:p>53,81</text:p>
          </table:table-cell>
          <table:table-cell table:style-name="ce64" table:formula="of:=0.5*[.G99]/1000*[.H99]*[.H99]" office:value-type="float" office:value="42.390355704" calcext:value-type="float">
            <text:p>42,3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28" calcext:value-type="float">
            <text:p>29,28</text:p>
          </table:table-cell>
          <table:table-cell office:value-type="float" office:value="53.16" calcext:value-type="float">
            <text:p>53,16</text:p>
          </table:table-cell>
          <table:table-cell table:style-name="ce64" table:formula="of:=0.5*[.G100]/1000*[.H100]*[.H100]" office:value-type="float" office:value="41.372429184" calcext:value-type="float">
            <text:p>41,3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1" office:value-type="float" office:value="29.28" calcext:value-type="float">
            <text:p>29,28</text:p>
          </table:table-cell>
          <table:table-cell table:style-name="ce65" table:formula="of:=AVERAGE([.H96:.H100])" office:value-type="float" office:value="54.042" calcext:value-type="float">
            <text:p>54,04</text:p>
          </table:table-cell>
          <table:table-cell table:style-name="ce65" table:formula="of:=0.5*[.G101]/1000*[.H101]*[.H101]" office:value-type="float" office:value="42.75667286496" calcext:value-type="float">
            <text:p>42,76</text:p>
          </table:table-cell>
          <table:table-cell table:number-columns-repeated="2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5" office:value-type="string" calcext:value-type="string">
            <text:p>-14cm</text:p>
          </table:table-cell>
          <table:table-cell table:number-columns-repeated="2"/>
          <table:table-cell table:style-name="ce60" office:value-type="float" office:value="116" calcext:value-type="float">
            <text:p>116,00</text:p>
          </table:table-cell>
          <table:table-cell table:style-name="ce60" office:value-type="float" office:value="30.49" calcext:value-type="float">
            <text:p>30,49</text:p>
          </table:table-cell>
          <table:table-cell table:style-name="ce64" table:formula="of:=0.5*[.G103]/1000*[.H103]*[.H103]" office:value-type="float" office:value="53.9191258" calcext:value-type="float">
            <text:p>53,92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number-columns-repeated="6"/>
          <table:table-cell table:style-name="ce60" office:value-type="float" office:value="116" calcext:value-type="float">
            <text:p>116,00</text:p>
          </table:table-cell>
          <table:table-cell table:style-name="ce60" office:value-type="float" office:value="30.3" calcext:value-type="float">
            <text:p>30,30</text:p>
          </table:table-cell>
          <table:table-cell table:style-name="ce64" table:formula="of:=0.5*[.G104]/1000*[.H104]*[.H104]" office:value-type="float" office:value="53.24922" calcext:value-type="float">
            <text:p>53,2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116" calcext:value-type="float">
            <text:p>116,00</text:p>
          </table:table-cell>
          <table:table-cell office:value-type="float" office:value="30.37" calcext:value-type="float">
            <text:p>30,37</text:p>
          </table:table-cell>
          <table:table-cell table:style-name="ce64" table:formula="of:=0.5*[.G105]/1000*[.H105]*[.H105]" office:value-type="float" office:value="53.4955402" calcext:value-type="float">
            <text:p>53,50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116" calcext:value-type="float">
            <text:p>116,00</text:p>
          </table:table-cell>
          <table:table-cell office:value-type="float" office:value="30.26" calcext:value-type="float">
            <text:p>30,26</text:p>
          </table:table-cell>
          <table:table-cell table:style-name="ce64" table:formula="of:=0.5*[.G106]/1000*[.H106]*[.H106]" office:value-type="float" office:value="53.1087208" calcext:value-type="float">
            <text:p>53,1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116" calcext:value-type="float">
            <text:p>116,00</text:p>
          </table:table-cell>
          <table:table-cell office:value-type="float" office:value="29.4" calcext:value-type="float">
            <text:p>29,40</text:p>
          </table:table-cell>
          <table:table-cell table:style-name="ce64" table:formula="of:=0.5*[.G107]/1000*[.H107]*[.H107]" office:value-type="float" office:value="50.13288" calcext:value-type="float">
            <text:p>50,13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1" office:value-type="float" office:value="116" calcext:value-type="float">
            <text:p>116,00</text:p>
          </table:table-cell>
          <table:table-cell table:style-name="ce65" table:formula="of:=AVERAGE([.H103:.H107])" office:value-type="float" office:value="30.164" calcext:value-type="float">
            <text:p>30,16</text:p>
          </table:table-cell>
          <table:table-cell table:style-name="ce65" table:formula="of:=0.5*[.G108]/1000*[.H108]*[.H108]" office:value-type="float" office:value="52.772279968" calcext:value-type="float">
            <text:p>52,77</text:p>
          </table:table-cell>
          <table:table-cell table:number-columns-repeated="2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59" office:value-type="string" calcext:value-type="string">
            <text:p>Cheiroballistra</text:p>
          </table:table-cell>
          <table:table-cell table:style-name="ce45" office:value-type="string" calcext:value-type="string">
            <text:p>250hz</text:p>
          </table:table-cell>
          <table:table-cell table:style-name="ce45"/>
          <table:table-cell table:style-name="ce45" office:value-type="string" calcext:value-type="string">
            <text:p>-21.7 cm</text:p>
          </table:table-cell>
          <table:table-cell table:style-name="ce45" table:formula="of:=[Arms.$A$8]" office:value-type="string" office:string-value="Elm-4" calcext:value-type="string">
            <text:p>Elm-4</text:p>
          </table:table-cell>
          <table:table-cell table:style-name="ce45" table:formula="of:=[Bowstrings.$A$6]" office:value-type="string" office:string-value="Nylon-4" calcext:value-type="string">
            <text:p>Nylon-4</text:p>
          </table:table-cell>
          <table:table-cell table:style-name="ce60" office:value-type="float" office:value="29.42" calcext:value-type="float">
            <text:p>29,42</text:p>
          </table:table-cell>
          <table:table-cell table:style-name="ce60" office:value-type="float" office:value="51.54" calcext:value-type="float">
            <text:p>51,54</text:p>
          </table:table-cell>
          <table:table-cell table:style-name="ce64" table:formula="of:=0.5*[.G110]/1000*[.H110]*[.H110]" office:value-type="float" office:value="39.075226236" calcext:value-type="float">
            <text:p>39,08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number-columns-repeated="6"/>
          <table:table-cell table:style-name="ce60" office:value-type="float" office:value="29.42" calcext:value-type="float">
            <text:p>29,42</text:p>
          </table:table-cell>
          <table:table-cell table:style-name="ce60" office:value-type="float" office:value="51.78" calcext:value-type="float">
            <text:p>51,78</text:p>
          </table:table-cell>
          <table:table-cell table:style-name="ce64" table:formula="of:=0.5*[.G111]/1000*[.H111]*[.H111]" office:value-type="float" office:value="39.439987164" calcext:value-type="float">
            <text:p>39,4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42" calcext:value-type="float">
            <text:p>29,42</text:p>
          </table:table-cell>
          <table:table-cell office:value-type="float" office:value="50.98" calcext:value-type="float">
            <text:p>50,98</text:p>
          </table:table-cell>
          <table:table-cell table:style-name="ce64" table:formula="of:=0.5*[.G112]/1000*[.H112]*[.H112]" office:value-type="float" office:value="38.230707484" calcext:value-type="float">
            <text:p>38,23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42" calcext:value-type="float">
            <text:p>29,42</text:p>
          </table:table-cell>
          <table:table-cell office:value-type="float" office:value="51.25" calcext:value-type="float">
            <text:p>51,25</text:p>
          </table:table-cell>
          <table:table-cell table:style-name="ce64" table:formula="of:=0.5*[.G113]/1000*[.H113]*[.H113]" office:value-type="float" office:value="38.636734375" calcext:value-type="float">
            <text:p>38,6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42" calcext:value-type="float">
            <text:p>29,42</text:p>
          </table:table-cell>
          <table:table-cell office:value-type="float" office:value="50.87" calcext:value-type="float">
            <text:p>50,87</text:p>
          </table:table-cell>
          <table:table-cell table:style-name="ce64" table:formula="of:=0.5*[.G114]/1000*[.H114]*[.H114]" office:value-type="float" office:value="38.065903999" calcext:value-type="float">
            <text:p>38,0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1" office:value-type="float" office:value="29.42" calcext:value-type="float">
            <text:p>29,42</text:p>
          </table:table-cell>
          <table:table-cell table:style-name="ce65" table:formula="of:=AVERAGE([.H110:.H114])" office:value-type="float" office:value="51.284" calcext:value-type="float">
            <text:p>51,28</text:p>
          </table:table-cell>
          <table:table-cell table:style-name="ce65" table:formula="of:=0.5*[.G115]/1000*[.H115]*[.H115]" office:value-type="float" office:value="38.68801572976" calcext:value-type="float">
            <text:p>38,69</text:p>
          </table:table-cell>
          <table:table-cell table:number-columns-repeated="2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61"/>
          <table:table-cell table:style-name="ce65" table:number-columns-repeated="2"/>
          <table:table-cell table:number-columns-repeated="2"/>
          <table:table-cell table:style-name="ce66"/>
          <table:table-cell table:number-columns-repeated="1012"/>
        </table:table-row>
        <table:table-row table:style-name="ro3">
          <table:table-cell table:number-columns-repeated="3"/>
          <table:table-cell table:style-name="ce45" office:value-type="string" calcext:value-type="string">
            <text:p>-21.7 cm</text:p>
          </table:table-cell>
          <table:table-cell table:style-name="ce45" table:formula="of:=[Arms.$A$8]" office:value-type="string" office:string-value="Elm-4" calcext:value-type="string">
            <text:p>Elm-4</text:p>
          </table:table-cell>
          <table:table-cell table:style-name="ce45" table:formula="of:=[Bowstrings.$A$6]" office:value-type="string" office:string-value="Nylon-4" calcext:value-type="string">
            <text:p>Nylon-4</text:p>
          </table:table-cell>
          <table:table-cell table:style-name="ce60" office:value-type="float" office:value="20.05" calcext:value-type="float">
            <text:p>20,05</text:p>
          </table:table-cell>
          <table:table-cell table:style-name="ce60" office:value-type="float" office:value="57.71" calcext:value-type="float">
            <text:p>57,71</text:p>
          </table:table-cell>
          <table:table-cell table:style-name="ce64" table:formula="of:=0.5*[.G117]/1000*[.H117]*[.H117]" office:value-type="float" office:value="33.3877021025" calcext:value-type="float">
            <text:p>33,39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number-columns-repeated="6"/>
          <table:table-cell table:style-name="ce60" office:value-type="float" office:value="20.05" calcext:value-type="float">
            <text:p>20,05</text:p>
          </table:table-cell>
          <table:table-cell table:style-name="ce60" office:value-type="float" office:value="58.59" calcext:value-type="float">
            <text:p>58,59</text:p>
          </table:table-cell>
          <table:table-cell table:style-name="ce64" table:formula="of:=0.5*[.G118]/1000*[.H118]*[.H118]" office:value-type="float" office:value="34.4137007025" calcext:value-type="float">
            <text:p>34,4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0.05" calcext:value-type="float">
            <text:p>20,05</text:p>
          </table:table-cell>
          <table:table-cell office:value-type="float" office:value="59.06" calcext:value-type="float">
            <text:p>59,06</text:p>
          </table:table-cell>
          <table:table-cell table:style-name="ce64" table:formula="of:=0.5*[.G119]/1000*[.H119]*[.H119]" office:value-type="float" office:value="34.96803809" calcext:value-type="float">
            <text:p>34,9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0.05" calcext:value-type="float">
            <text:p>20,05</text:p>
          </table:table-cell>
          <table:table-cell office:value-type="float" office:value="59.75" calcext:value-type="float">
            <text:p>59,75</text:p>
          </table:table-cell>
          <table:table-cell table:style-name="ce64" table:formula="of:=0.5*[.G120]/1000*[.H120]*[.H120]" office:value-type="float" office:value="35.7898765625" calcext:value-type="float">
            <text:p>35,7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0.05" calcext:value-type="float">
            <text:p>20,05</text:p>
          </table:table-cell>
          <table:table-cell office:value-type="float" office:value="58.81" calcext:value-type="float">
            <text:p>58,81</text:p>
          </table:table-cell>
          <table:table-cell table:style-name="ce64" table:formula="of:=0.5*[.G121]/1000*[.H121]*[.H121]" office:value-type="float" office:value="34.6726264025" calcext:value-type="float">
            <text:p>34,6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1" office:value-type="float" office:value="20.05" calcext:value-type="float">
            <text:p>20,05</text:p>
          </table:table-cell>
          <table:table-cell table:style-name="ce65" table:formula="of:=AVERAGE([.H117:.H121])" office:value-type="float" office:value="58.784" calcext:value-type="float">
            <text:p>58,78</text:p>
          </table:table-cell>
          <table:table-cell table:style-name="ce65" table:formula="of:=0.5*[.G122]/1000*[.H122]*[.H122]" office:value-type="float" office:value="34.6419755264" calcext:value-type="float">
            <text:p>34,64</text:p>
          </table:table-cell>
          <table:table-cell table:number-columns-repeated="2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61"/>
          <table:table-cell table:style-name="ce65" table:number-columns-repeated="2"/>
          <table:table-cell table:number-columns-repeated="2"/>
          <table:table-cell table:style-name="ce66"/>
          <table:table-cell table:number-columns-repeated="1012"/>
        </table:table-row>
        <table:table-row table:style-name="ro3">
          <table:table-cell table:style-name="ce45" table:number-columns-repeated="3"/>
          <table:table-cell table:style-name="ce45" office:value-type="string" calcext:value-type="string">
            <text:p>-14.9 cm</text:p>
          </table:table-cell>
          <table:table-cell table:style-name="ce45" table:formula="of:=[Arms.$A$8]" office:value-type="string" office:string-value="Elm-4" calcext:value-type="string">
            <text:p>Elm-4</text:p>
          </table:table-cell>
          <table:table-cell table:style-name="ce45" table:formula="of:=[Bowstrings.$A$6]" office:value-type="string" office:string-value="Nylon-4" calcext:value-type="string">
            <text:p>Nylon-4</text:p>
          </table:table-cell>
          <table:table-cell table:style-name="ce60" office:value-type="float" office:value="29.42" calcext:value-type="float">
            <text:p>29,42</text:p>
          </table:table-cell>
          <table:table-cell table:style-name="ce60" office:value-type="float" office:value="55.37" calcext:value-type="float">
            <text:p>55,37</text:p>
          </table:table-cell>
          <table:table-cell table:style-name="ce64" table:formula="of:=0.5*[.G124]/1000*[.H124]*[.H124]" office:value-type="float" office:value="45.098460799" calcext:value-type="float">
            <text:p>45,10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number-columns-repeated="6"/>
          <table:table-cell table:style-name="ce60" office:value-type="float" office:value="29.42" calcext:value-type="float">
            <text:p>29,42</text:p>
          </table:table-cell>
          <table:table-cell table:style-name="ce60" office:value-type="float" office:value="55.95" calcext:value-type="float">
            <text:p>55,95</text:p>
          </table:table-cell>
          <table:table-cell table:style-name="ce64" table:formula="of:=0.5*[.G125]/1000*[.H125]*[.H125]" office:value-type="float" office:value="46.048220775" calcext:value-type="float">
            <text:p>46,0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42" calcext:value-type="float">
            <text:p>29,42</text:p>
          </table:table-cell>
          <table:table-cell office:value-type="float" office:value="56.13" calcext:value-type="float">
            <text:p>56,13</text:p>
          </table:table-cell>
          <table:table-cell table:style-name="ce64" table:formula="of:=0.5*[.G126]/1000*[.H126]*[.H126]" office:value-type="float" office:value="46.344986199" calcext:value-type="float">
            <text:p>46,3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42" calcext:value-type="float">
            <text:p>29,42</text:p>
          </table:table-cell>
          <table:table-cell office:value-type="float" office:value="55.97" calcext:value-type="float">
            <text:p>55,97</text:p>
          </table:table-cell>
          <table:table-cell table:style-name="ce64" table:formula="of:=0.5*[.G127]/1000*[.H127]*[.H127]" office:value-type="float" office:value="46.081147639" calcext:value-type="float">
            <text:p>46,08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42" calcext:value-type="float">
            <text:p>29,42</text:p>
          </table:table-cell>
          <table:table-cell office:value-type="float" office:value="55.24" calcext:value-type="float">
            <text:p>55,24</text:p>
          </table:table-cell>
          <table:table-cell table:style-name="ce64" table:formula="of:=0.5*[.G128]/1000*[.H128]*[.H128]" office:value-type="float" office:value="44.886941296" calcext:value-type="float">
            <text:p>44,8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1" office:value-type="float" office:value="29.42" calcext:value-type="float">
            <text:p>29,42</text:p>
          </table:table-cell>
          <table:table-cell table:style-name="ce65" table:formula="of:=AVERAGE([.H124:.H128])" office:value-type="float" office:value="55.732" calcext:value-type="float">
            <text:p>55,73</text:p>
          </table:table-cell>
          <table:table-cell table:style-name="ce65" table:formula="of:=0.5*[.G129]/1000*[.H129]*[.H129]" office:value-type="float" office:value="45.69008117104" calcext:value-type="float">
            <text:p>45,69</text:p>
          </table:table-cell>
          <table:table-cell table:number-columns-repeated="2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61"/>
          <table:table-cell table:style-name="ce65" table:number-columns-repeated="2"/>
          <table:table-cell table:number-columns-repeated="2"/>
          <table:table-cell table:style-name="ce66"/>
          <table:table-cell table:number-columns-repeated="1012"/>
        </table:table-row>
        <table:table-row table:style-name="ro3">
          <table:table-cell table:number-columns-repeated="3"/>
          <table:table-cell table:style-name="ce45" office:value-type="string" calcext:value-type="string">
            <text:p>-14.9 cm</text:p>
          </table:table-cell>
          <table:table-cell table:style-name="ce45" table:formula="of:=[Arms.$A$8]" office:value-type="string" office:string-value="Elm-4" calcext:value-type="string">
            <text:p>Elm-4</text:p>
          </table:table-cell>
          <table:table-cell table:style-name="ce45" table:formula="of:=[Bowstrings.$A$6]" office:value-type="string" office:string-value="Nylon-4" calcext:value-type="string">
            <text:p>Nylon-4</text:p>
          </table:table-cell>
          <table:table-cell table:style-name="ce60" office:value-type="float" office:value="20.05" calcext:value-type="float">
            <text:p>20,05</text:p>
          </table:table-cell>
          <table:table-cell table:style-name="ce60" office:value-type="float" office:value="62.74" calcext:value-type="float">
            <text:p>62,74</text:p>
          </table:table-cell>
          <table:table-cell table:style-name="ce64" table:formula="of:=0.5*[.G131]/1000*[.H131]*[.H131]" office:value-type="float" office:value="39.46148369" calcext:value-type="float">
            <text:p>39,46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number-columns-repeated="6"/>
          <table:table-cell table:style-name="ce60" office:value-type="float" office:value="20.05" calcext:value-type="float">
            <text:p>20,05</text:p>
          </table:table-cell>
          <table:table-cell table:style-name="ce60" office:value-type="float" office:value="62.44" calcext:value-type="float">
            <text:p>62,44</text:p>
          </table:table-cell>
          <table:table-cell table:style-name="ce64" table:formula="of:=0.5*[.G132]/1000*[.H132]*[.H132]" office:value-type="float" office:value="39.08500484" calcext:value-type="float">
            <text:p>39,0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0.05" calcext:value-type="float">
            <text:p>20,05</text:p>
          </table:table-cell>
          <table:table-cell office:value-type="float" office:value="62.3" calcext:value-type="float">
            <text:p>62,30</text:p>
          </table:table-cell>
          <table:table-cell table:style-name="ce64" table:formula="of:=0.5*[.G133]/1000*[.H133]*[.H133]" office:value-type="float" office:value="38.90993225" calcext:value-type="float">
            <text:p>38,9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0.05" calcext:value-type="float">
            <text:p>20,05</text:p>
          </table:table-cell>
          <table:table-cell office:value-type="float" office:value="62.7" calcext:value-type="float">
            <text:p>62,70</text:p>
          </table:table-cell>
          <table:table-cell table:style-name="ce64" table:formula="of:=0.5*[.G134]/1000*[.H134]*[.H134]" office:value-type="float" office:value="39.41118225" calcext:value-type="float">
            <text:p>39,4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0.05" calcext:value-type="float">
            <text:p>20,05</text:p>
          </table:table-cell>
          <table:table-cell office:value-type="float" office:value="62.43" calcext:value-type="float">
            <text:p>62,43</text:p>
          </table:table-cell>
          <table:table-cell table:style-name="ce64" table:formula="of:=0.5*[.G135]/1000*[.H135]*[.H135]" office:value-type="float" office:value="39.0724866225" calcext:value-type="float">
            <text:p>39,0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1" office:value-type="float" office:value="20.05" calcext:value-type="float">
            <text:p>20,05</text:p>
          </table:table-cell>
          <table:table-cell table:style-name="ce65" table:formula="of:=AVERAGE([.H131:.H135])" office:value-type="float" office:value="62.522" calcext:value-type="float">
            <text:p>62,52</text:p>
          </table:table-cell>
          <table:table-cell table:style-name="ce65" table:formula="of:=0.5*[.G136]/1000*[.H136]*[.H136]" office:value-type="float" office:value="39.1877298521" calcext:value-type="float">
            <text:p>39,19</text:p>
          </table:table-cell>
          <table:table-cell table:number-columns-repeated="2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61"/>
          <table:table-cell table:style-name="ce65" table:number-columns-repeated="2"/>
          <table:table-cell table:number-columns-repeated="2"/>
          <table:table-cell table:style-name="ce66"/>
          <table:table-cell table:number-columns-repeated="1012"/>
        </table:table-row>
        <table:table-row table:style-name="ro3">
          <table:table-cell table:number-columns-repeated="3"/>
          <table:table-cell table:style-name="ce45" office:value-type="string" calcext:value-type="string">
            <text:p>-8.2 cm</text:p>
          </table:table-cell>
          <table:table-cell table:style-name="ce45" table:formula="of:=[Arms.$A$8]" office:value-type="string" office:string-value="Elm-4" calcext:value-type="string">
            <text:p>Elm-4</text:p>
          </table:table-cell>
          <table:table-cell table:style-name="ce45" table:formula="of:=[Bowstrings.$A$6]" office:value-type="string" office:string-value="Nylon-4" calcext:value-type="string">
            <text:p>Nylon-4</text:p>
          </table:table-cell>
          <table:table-cell table:style-name="ce60" office:value-type="float" office:value="29.42" calcext:value-type="float">
            <text:p>29,42</text:p>
          </table:table-cell>
          <table:table-cell table:style-name="ce60" office:value-type="float" office:value="58.98" calcext:value-type="float">
            <text:p>58,98</text:p>
          </table:table-cell>
          <table:table-cell table:style-name="ce64" table:formula="of:=0.5*[.G138]/1000*[.H138]*[.H138]" office:value-type="float" office:value="51.170800284" calcext:value-type="float">
            <text:p>51,17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number-columns-repeated="6"/>
          <table:table-cell table:style-name="ce60" office:value-type="float" office:value="29.42" calcext:value-type="float">
            <text:p>29,42</text:p>
          </table:table-cell>
          <table:table-cell table:style-name="ce60" office:value-type="float" office:value="58.33" calcext:value-type="float">
            <text:p>58,33</text:p>
          </table:table-cell>
          <table:table-cell table:style-name="ce64" table:formula="of:=0.5*[.G139]/1000*[.H139]*[.H139]" office:value-type="float" office:value="50.049140719" calcext:value-type="float">
            <text:p>50,0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42" calcext:value-type="float">
            <text:p>29,42</text:p>
          </table:table-cell>
          <table:table-cell office:value-type="float" office:value="58.62" calcext:value-type="float">
            <text:p>58,62</text:p>
          </table:table-cell>
          <table:table-cell table:style-name="ce64" table:formula="of:=0.5*[.G140]/1000*[.H140]*[.H140]" office:value-type="float" office:value="50.548037724" calcext:value-type="float">
            <text:p>50,5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42" calcext:value-type="float">
            <text:p>29,42</text:p>
          </table:table-cell>
          <table:table-cell office:value-type="float" office:value="58.37" calcext:value-type="float">
            <text:p>58,37</text:p>
          </table:table-cell>
          <table:table-cell table:style-name="ce64" table:formula="of:=0.5*[.G141]/1000*[.H141]*[.H141]" office:value-type="float" office:value="50.117806999" calcext:value-type="float">
            <text:p>50,1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1" office:value-type="float" office:value="29.42" calcext:value-type="float">
            <text:p>29,42</text:p>
          </table:table-cell>
          <table:table-cell table:style-name="ce65" table:formula="of:=AVERAGE([.H138:.H141])" office:value-type="float" office:value="58.575" calcext:value-type="float">
            <text:p>58,58</text:p>
          </table:table-cell>
          <table:table-cell table:style-name="ce65" table:formula="of:=0.5*[.G142]/1000*[.H142]*[.H142]" office:value-type="float" office:value="50.47046049375" calcext:value-type="float">
            <text:p>50,47</text:p>
          </table:table-cell>
          <table:table-cell table:number-columns-repeated="2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61"/>
          <table:table-cell table:style-name="ce65" table:number-columns-repeated="2"/>
          <table:table-cell table:number-columns-repeated="2"/>
          <table:table-cell table:style-name="ce66"/>
          <table:table-cell table:number-columns-repeated="1012"/>
        </table:table-row>
        <table:table-row table:style-name="ro3">
          <table:table-cell table:number-columns-repeated="3"/>
          <table:table-cell table:style-name="ce45" office:value-type="string" calcext:value-type="string">
            <text:p>-8.2 cm</text:p>
          </table:table-cell>
          <table:table-cell table:style-name="ce45" table:formula="of:=[Arms.$A$8]" office:value-type="string" office:string-value="Elm-4" calcext:value-type="string">
            <text:p>Elm-4</text:p>
          </table:table-cell>
          <table:table-cell table:style-name="ce45" table:formula="of:=[Bowstrings.$A$6]" office:value-type="string" office:string-value="Nylon-4" calcext:value-type="string">
            <text:p>Nylon-4</text:p>
          </table:table-cell>
          <table:table-cell table:style-name="ce60" office:value-type="float" office:value="20.05" calcext:value-type="float">
            <text:p>20,05</text:p>
          </table:table-cell>
          <table:table-cell table:style-name="ce60" office:value-type="float" office:value="66.56" calcext:value-type="float">
            <text:p>66,56</text:p>
          </table:table-cell>
          <table:table-cell table:style-name="ce64" table:formula="of:=0.5*[.G144]/1000*[.H144]*[.H144]" office:value-type="float" office:value="44.41309184" calcext:value-type="float">
            <text:p>44,41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number-columns-repeated="6"/>
          <table:table-cell table:style-name="ce61" office:value-type="float" office:value="20.05" calcext:value-type="float">
            <text:p>20,05</text:p>
          </table:table-cell>
          <table:table-cell table:style-name="ce65" table:formula="of:=AVERAGE([.H144:.H144])" office:value-type="float" office:value="66.56" calcext:value-type="float">
            <text:p>66,56</text:p>
          </table:table-cell>
          <table:table-cell table:style-name="ce65" table:formula="of:=0.5*[.G145]/1000*[.H145]*[.H145]" office:value-type="float" office:value="44.41309184" calcext:value-type="float">
            <text:p>44,41</text:p>
          </table:table-cell>
          <table:table-cell table:number-columns-repeated="2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59" office:value-type="string" calcext:value-type="string">
            <text:p>Cheiroballistra</text:p>
          </table:table-cell>
          <table:table-cell table:style-name="ce45" office:value-type="string" calcext:value-type="string">
            <text:p>250hz</text:p>
          </table:table-cell>
          <table:table-cell table:style-name="ce45"/>
          <table:table-cell table:style-name="ce45" office:value-type="string" calcext:value-type="string">
            <text:p>-21.7 cm</text:p>
          </table:table-cell>
          <table:table-cell table:style-name="ce45" table:formula="of:=[Arms.$A$8]" office:value-type="string" office:string-value="Elm-4" calcext:value-type="string">
            <text:p>Elm-4</text:p>
          </table:table-cell>
          <table:table-cell table:style-name="ce45" table:formula="of:=[Bowstrings.$A$6]" office:value-type="string" office:string-value="Nylon-4" calcext:value-type="string">
            <text:p>Nylon-4</text:p>
          </table:table-cell>
          <table:table-cell table:style-name="ce60" office:value-type="float" office:value="29.42" calcext:value-type="float">
            <text:p>29,42</text:p>
          </table:table-cell>
          <table:table-cell table:style-name="ce60" office:value-type="float" office:value="50.48" calcext:value-type="float">
            <text:p>50,48</text:p>
          </table:table-cell>
          <table:table-cell table:style-name="ce64" table:formula="of:=0.5*[.G147]/1000*[.H147]*[.H147]" office:value-type="float" office:value="37.484469184" calcext:value-type="float">
            <text:p>37,48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number-columns-repeated="6"/>
          <table:table-cell table:style-name="ce60" office:value-type="float" office:value="29.42" calcext:value-type="float">
            <text:p>29,42</text:p>
          </table:table-cell>
          <table:table-cell table:style-name="ce60" office:value-type="float" office:value="49.78" calcext:value-type="float">
            <text:p>49,78</text:p>
          </table:table-cell>
          <table:table-cell table:style-name="ce64" table:formula="of:=0.5*[.G148]/1000*[.H148]*[.H148]" office:value-type="float" office:value="36.452091964" calcext:value-type="float">
            <text:p>36,4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42" calcext:value-type="float">
            <text:p>29,42</text:p>
          </table:table-cell>
          <table:table-cell office:value-type="float" office:value="50.83" calcext:value-type="float">
            <text:p>50,83</text:p>
          </table:table-cell>
          <table:table-cell table:style-name="ce64" table:formula="of:=0.5*[.G149]/1000*[.H149]*[.H149]" office:value-type="float" office:value="38.006063719" calcext:value-type="float">
            <text:p>38,0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42" calcext:value-type="float">
            <text:p>29,42</text:p>
          </table:table-cell>
          <table:table-cell office:value-type="float" office:value="50.41" calcext:value-type="float">
            <text:p>50,41</text:p>
          </table:table-cell>
          <table:table-cell table:style-name="ce64" table:formula="of:=0.5*[.G150]/1000*[.H150]*[.H150]" office:value-type="float" office:value="37.380582751" calcext:value-type="float">
            <text:p>37,38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29.42" calcext:value-type="float">
            <text:p>29,42</text:p>
          </table:table-cell>
          <table:table-cell office:value-type="float" office:value="50.39" calcext:value-type="float">
            <text:p>50,39</text:p>
          </table:table-cell>
          <table:table-cell table:style-name="ce64" table:formula="of:=0.5*[.G151]/1000*[.H151]*[.H151]" office:value-type="float" office:value="37.350927391" calcext:value-type="float">
            <text:p>37,3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1" office:value-type="float" office:value="29.42" calcext:value-type="float">
            <text:p>29,42</text:p>
          </table:table-cell>
          <table:table-cell table:style-name="ce65" table:formula="of:=AVERAGE([.H147:.H151])" office:value-type="float" office:value="50.378" calcext:value-type="float">
            <text:p>50,38</text:p>
          </table:table-cell>
          <table:table-cell table:style-name="ce65" table:formula="of:=0.5*[.G152]/1000*[.H152]*[.H152]" office:value-type="float" office:value="37.33313982364" calcext:value-type="float">
            <text:p>37,33</text:p>
          </table:table-cell>
          <table:table-cell table:number-columns-repeated="2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61"/>
          <table:table-cell table:style-name="ce65" table:number-columns-repeated="2"/>
          <table:table-cell table:number-columns-repeated="2"/>
          <table:table-cell table:style-name="ce66"/>
          <table:table-cell table:number-columns-repeated="1012"/>
        </table:table-row>
        <table:table-row table:style-name="ro3">
          <table:table-cell table:number-columns-repeated="3"/>
          <table:table-cell table:style-name="ce45" office:value-type="string" calcext:value-type="string">
            <text:p>-21.7 cm</text:p>
          </table:table-cell>
          <table:table-cell table:style-name="ce45" table:formula="of:=[Arms.$A$8]" office:value-type="string" office:string-value="Elm-4" calcext:value-type="string">
            <text:p>Elm-4</text:p>
          </table:table-cell>
          <table:table-cell table:style-name="ce45" table:formula="of:=[Bowstrings.$A$6]" office:value-type="string" office:string-value="Nylon-4" calcext:value-type="string">
            <text:p>Nylon-4</text:p>
          </table:table-cell>
          <table:table-cell table:style-name="ce60" office:value-type="float" office:value="9.98" calcext:value-type="float">
            <text:p>9,98</text:p>
          </table:table-cell>
          <table:table-cell table:style-name="ce60" office:value-type="float" office:value="73.8" calcext:value-type="float">
            <text:p>73,80</text:p>
          </table:table-cell>
          <table:table-cell table:style-name="ce64" table:formula="of:=0.5*[.G154]/1000*[.H154]*[.H154]" office:value-type="float" office:value="27.1777356" calcext:value-type="float">
            <text:p>27,18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number-columns-repeated="6"/>
          <table:table-cell table:style-name="ce60" office:value-type="float" office:value="9.98" calcext:value-type="float">
            <text:p>9,98</text:p>
          </table:table-cell>
          <table:table-cell table:style-name="ce60" office:value-type="float" office:value="71.7" calcext:value-type="float">
            <text:p>71,70</text:p>
          </table:table-cell>
          <table:table-cell table:style-name="ce64" table:formula="of:=0.5*[.G155]/1000*[.H155]*[.H155]" office:value-type="float" office:value="25.6530411" calcext:value-type="float">
            <text:p>25,6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9.98" calcext:value-type="float">
            <text:p>9,98</text:p>
          </table:table-cell>
          <table:table-cell office:value-type="float" office:value="73.94" calcext:value-type="float">
            <text:p>73,94</text:p>
          </table:table-cell>
          <table:table-cell table:style-name="ce64" table:formula="of:=0.5*[.G156]/1000*[.H156]*[.H156]" office:value-type="float" office:value="27.280946764" calcext:value-type="float">
            <text:p>27,28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9.98" calcext:value-type="float">
            <text:p>9,98</text:p>
          </table:table-cell>
          <table:table-cell office:value-type="float" office:value="72.52" calcext:value-type="float">
            <text:p>72,52</text:p>
          </table:table-cell>
          <table:table-cell table:style-name="ce64" table:formula="of:=0.5*[.G157]/1000*[.H157]*[.H157]" office:value-type="float" office:value="26.243160496" calcext:value-type="float">
            <text:p>26,2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0" office:value-type="float" office:value="9.98" calcext:value-type="float">
            <text:p>9,98</text:p>
          </table:table-cell>
          <table:table-cell office:value-type="float" office:value="73.4" calcext:value-type="float">
            <text:p>73,40</text:p>
          </table:table-cell>
          <table:table-cell table:style-name="ce64" table:formula="of:=0.5*[.G158]/1000*[.H158]*[.H158]" office:value-type="float" office:value="26.8839244" calcext:value-type="float">
            <text:p>26,88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1" office:value-type="float" office:value="9.98" calcext:value-type="float">
            <text:p>9,98</text:p>
          </table:table-cell>
          <table:table-cell table:style-name="ce65" table:formula="of:=AVERAGE([.H154:.H158])" office:value-type="float" office:value="73.072" calcext:value-type="float">
            <text:p>73,07</text:p>
          </table:table-cell>
          <table:table-cell table:style-name="ce65" table:formula="of:=0.5*[.G159]/1000*[.H159]*[.H159]" office:value-type="float" office:value="26.64419074816" calcext:value-type="float">
            <text:p>26,64</text:p>
          </table:table-cell>
          <table:table-cell table:number-columns-repeated="2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5" office:value-type="string" calcext:value-type="string">
            <text:p>-8.2 cm</text:p>
          </table:table-cell>
          <table:table-cell table:style-name="ce45" table:formula="of:=[Arms.$A$8]" office:value-type="string" office:string-value="Elm-4" calcext:value-type="string">
            <text:p>Elm-4</text:p>
          </table:table-cell>
          <table:table-cell table:style-name="ce45" table:formula="of:=[Bowstrings.$A$6]" office:value-type="string" office:string-value="Nylon-4" calcext:value-type="string">
            <text:p>Nylon-4</text:p>
          </table:table-cell>
          <table:table-cell table:style-name="ce60" office:value-type="float" office:value="29.42" calcext:value-type="float">
            <text:p>29,42</text:p>
          </table:table-cell>
          <table:table-cell table:style-name="ce60" office:value-type="float" office:value="62.24" calcext:value-type="float">
            <text:p>62,24</text:p>
          </table:table-cell>
          <table:table-cell table:style-name="ce64" table:formula="of:=0.5*[.G161]/1000*[.H161]*[.H161]" office:value-type="float" office:value="56.983856896" calcext:value-type="float">
            <text:p>56,98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number-columns-repeated="6"/>
          <table:table-cell table:style-name="ce61" office:value-type="float" office:value="29.42" calcext:value-type="float">
            <text:p>29,42</text:p>
          </table:table-cell>
          <table:table-cell table:style-name="ce65" table:formula="of:=AVERAGE([.H161:.H161])" office:value-type="float" office:value="62.24" calcext:value-type="float">
            <text:p>62,24</text:p>
          </table:table-cell>
          <table:table-cell table:style-name="ce65" table:formula="of:=0.5*[.G162]/1000*[.H162]*[.H162]" office:value-type="float" office:value="56.983856896" calcext:value-type="float">
            <text:p>56,98</text:p>
          </table:table-cell>
          <table:table-cell table:number-columns-repeated="2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5" office:value-type="string" calcext:value-type="string">
            <text:p>-8.2 cm</text:p>
          </table:table-cell>
          <table:table-cell table:style-name="ce45" table:formula="of:=[Arms.$A$8]" office:value-type="string" office:string-value="Elm-4" calcext:value-type="string">
            <text:p>Elm-4</text:p>
          </table:table-cell>
          <table:table-cell table:style-name="ce45" table:formula="of:=[Bowstrings.$A$6]" office:value-type="string" office:string-value="Nylon-4" calcext:value-type="string">
            <text:p>Nylon-4</text:p>
          </table:table-cell>
          <table:table-cell table:style-name="ce60" office:value-type="float" office:value="9.98" calcext:value-type="float">
            <text:p>9,98</text:p>
          </table:table-cell>
          <table:table-cell table:style-name="ce60" office:value-type="float" office:value="83.92" calcext:value-type="float">
            <text:p>83,92</text:p>
          </table:table-cell>
          <table:table-cell table:style-name="ce64" table:formula="of:=0.5*[.G164]/1000*[.H164]*[.H164]" office:value-type="float" office:value="35.142406336" calcext:value-type="float">
            <text:p>35,14</text:p>
          </table:table-cell>
          <table:table-cell table:style-name="ce46"/>
          <table:table-cell table:style-name="ce67"/>
          <table:table-cell table:style-name="ce46"/>
          <table:table-cell table:number-columns-repeated="1012"/>
        </table:table-row>
        <table:table-row table:style-name="ro3">
          <table:table-cell table:number-columns-repeated="6"/>
          <table:table-cell table:style-name="ce61" office:value-type="float" office:value="9.98" calcext:value-type="float">
            <text:p>9,98</text:p>
          </table:table-cell>
          <table:table-cell table:style-name="ce65" table:formula="of:=AVERAGE([.H164:.H164])" office:value-type="float" office:value="83.92" calcext:value-type="float">
            <text:p>83,92</text:p>
          </table:table-cell>
          <table:table-cell table:style-name="ce65" table:formula="of:=0.5*[.G165]/1000*[.H165]*[.H165]" office:value-type="float" office:value="35.142406336" calcext:value-type="float">
            <text:p>35,14</text:p>
          </table:table-cell>
          <table:table-cell table:number-columns-repeated="2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9" office:value-type="string" calcext:value-type="string">
            <text:p>Cheiroballistra</text:p>
          </table:table-cell>
          <table:table-cell table:style-name="ce45" office:value-type="string" calcext:value-type="string">
            <text:p>320hz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string" calcext:value-type="string">
            <text:p>-14.9 cm</text:p>
          </table:table-cell>
          <table:table-cell table:style-name="ce45" table:formula="of:=[Arms.$A$9]" office:value-type="string" office:string-value="Elm-5" calcext:value-type="string">
            <text:p>Elm-5</text:p>
          </table:table-cell>
          <table:table-cell table:style-name="ce45" table:formula="of:=[Bowstrings.$A$6]" office:value-type="string" office:string-value="Nylon-4" calcext:value-type="string">
            <text:p>Nylon-4</text:p>
          </table:table-cell>
          <table:table-cell table:style-name="ce61" office:value-type="float" office:value="48.85" calcext:value-type="float">
            <text:p>48,85</text:p>
          </table:table-cell>
          <table:table-cell table:style-name="ce65" table:formula="of:=AVERAGE([.H169:.H173])" office:value-type="float" office:value="51.21" calcext:value-type="float">
            <text:p>51,21</text:p>
          </table:table-cell>
          <table:table-cell table:style-name="ce65" table:formula="of:=0.5*[.$G$168]/1000*[.H168]*[.H168]" office:value-type="float" office:value="64.0536856425" calcext:value-type="float">
            <text:p>64,05</text:p>
          </table:table-cell>
          <table:table-cell table:style-name="ce65"/>
          <table:table-cell table:style-name="Default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3"/>
          <table:table-cell table:style-name="Default"/>
          <table:table-cell table:style-name="ce45"/>
          <table:table-cell table:style-name="ce61"/>
          <table:table-cell table:style-name="ce64" office:value-type="float" office:value="51.35" calcext:value-type="float">
            <text:p>51,35</text:p>
          </table:table-cell>
          <table:table-cell table:style-name="ce64"/>
          <table:table-cell table:style-name="ce61"/>
          <table:table-cell table:style-name="Default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3"/>
          <table:table-cell table:style-name="Default"/>
          <table:table-cell table:style-name="ce45"/>
          <table:table-cell table:style-name="ce61"/>
          <table:table-cell table:style-name="ce60" office:value-type="float" office:value="51.19" calcext:value-type="float">
            <text:p>51,19</text:p>
          </table:table-cell>
          <table:table-cell table:style-name="ce61" table:number-columns-repeated="2"/>
          <table:table-cell table:style-name="Default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3"/>
          <table:table-cell table:style-name="Default"/>
          <table:table-cell table:style-name="ce45"/>
          <table:table-cell table:style-name="ce63"/>
          <table:table-cell table:style-name="ce60" office:value-type="float" office:value="51.31" calcext:value-type="float">
            <text:p>51,31</text:p>
          </table:table-cell>
          <table:table-cell table:style-name="ce63" table:number-columns-repeated="2"/>
          <table:table-cell table:style-name="Default"/>
          <table:table-cell table:number-columns-repeated="1013"/>
        </table:table-row>
        <table:table-row table:style-name="ro3">
          <table:table-cell table:style-name="ce59"/>
          <table:table-cell table:style-name="ce45" table:number-columns-repeated="3"/>
          <table:table-cell table:style-name="Default"/>
          <table:table-cell table:style-name="ce45"/>
          <table:table-cell table:style-name="ce60"/>
          <table:table-cell table:style-name="ce60" office:value-type="float" office:value="51.18" calcext:value-type="float">
            <text:p>51,18</text:p>
          </table:table-cell>
          <table:table-cell table:style-name="ce65" table:number-columns-repeated="2"/>
          <table:table-cell table:style-name="Default"/>
          <table:table-cell table:style-name="ce6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3"/>
          <table:table-cell table:style-name="Default"/>
          <table:table-cell table:style-name="ce45"/>
          <table:table-cell table:style-name="ce60"/>
          <table:table-cell table:style-name="ce60" office:value-type="float" office:value="51.02" calcext:value-type="float">
            <text:p>51,02</text:p>
          </table:table-cell>
          <table:table-cell table:style-name="ce65" table:number-columns-repeated="2"/>
          <table:table-cell table:style-name="Default"/>
          <table:table-cell table:style-name="ce6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3"/>
          <table:table-cell table:style-name="Default"/>
          <table:table-cell table:style-name="ce45"/>
          <table:table-cell table:style-name="ce60" table:number-columns-repeated="2"/>
          <table:table-cell table:style-name="ce64" table:number-columns-repeated="2"/>
          <table:table-cell table:style-name="Default"/>
          <table:table-cell table:style-name="ce66"/>
          <table:table-cell table:number-columns-repeated="1012"/>
        </table:table-row>
        <table:table-row table:style-name="ro3">
          <table:table-cell table:style-name="ce59" office:value-type="string" calcext:value-type="string">
            <text:p>Cheiroballistra</text:p>
          </table:table-cell>
          <table:table-cell table:style-name="ce45" office:value-type="string" calcext:value-type="string">
            <text:p>320hz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string" calcext:value-type="string">
            <text:p>-8.2 cm</text:p>
          </table:table-cell>
          <table:table-cell table:style-name="ce45" table:formula="of:=[Arms.$A$9]" office:value-type="string" office:string-value="Elm-5" calcext:value-type="string">
            <text:p>Elm-5</text:p>
          </table:table-cell>
          <table:table-cell table:style-name="ce45" table:formula="of:=[Bowstrings.$A$6]" office:value-type="string" office:string-value="Nylon-4" calcext:value-type="string">
            <text:p>Nylon-4</text:p>
          </table:table-cell>
          <table:table-cell table:style-name="ce61" office:value-type="float" office:value="48.85" calcext:value-type="float">
            <text:p>48,85</text:p>
          </table:table-cell>
          <table:table-cell table:style-name="ce65" table:formula="of:=AVERAGE([.H176:.H181])" office:value-type="float" office:value="54.5566666666667" calcext:value-type="float">
            <text:p>54,56</text:p>
          </table:table-cell>
          <table:table-cell table:style-name="ce65" table:formula="of:=0.5*[.$G$168]/1000*[.H175]*[.H175]" office:value-type="float" office:value="72.6992997647222" calcext:value-type="float">
            <text:p>72,70</text:p>
          </table:table-cell>
          <table:table-cell table:style-name="ce65"/>
          <table:table-cell table:style-name="Default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3"/>
          <table:table-cell table:style-name="Default"/>
          <table:table-cell table:style-name="ce45"/>
          <table:table-cell table:style-name="ce61"/>
          <table:table-cell table:style-name="ce64" office:value-type="float" office:value="55.39" calcext:value-type="float">
            <text:p>55,39</text:p>
          </table:table-cell>
          <table:table-cell table:style-name="ce64"/>
          <table:table-cell table:style-name="ce61"/>
          <table:table-cell table:style-name="Default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3"/>
          <table:table-cell table:style-name="Default"/>
          <table:table-cell table:style-name="ce45"/>
          <table:table-cell table:style-name="ce61"/>
          <table:table-cell table:style-name="ce60" office:value-type="float" office:value="55.22" calcext:value-type="float">
            <text:p>55,22</text:p>
          </table:table-cell>
          <table:table-cell table:style-name="ce61" table:number-columns-repeated="2"/>
          <table:table-cell table:style-name="Default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3"/>
          <table:table-cell table:style-name="Default"/>
          <table:table-cell table:style-name="ce45"/>
          <table:table-cell table:style-name="ce63"/>
          <table:table-cell table:style-name="ce60" office:value-type="float" office:value="55.52" calcext:value-type="float">
            <text:p>55,52</text:p>
          </table:table-cell>
          <table:table-cell table:style-name="ce63" table:number-columns-repeated="2"/>
          <table:table-cell table:style-name="Default"/>
          <table:table-cell table:number-columns-repeated="1013"/>
        </table:table-row>
        <table:table-row table:style-name="ro3">
          <table:table-cell table:style-name="ce59"/>
          <table:table-cell table:style-name="ce45" table:number-columns-repeated="3"/>
          <table:table-cell table:style-name="Default"/>
          <table:table-cell table:style-name="ce45"/>
          <table:table-cell table:style-name="ce60"/>
          <table:table-cell table:style-name="ce60" office:value-type="float" office:value="54.18" calcext:value-type="float">
            <text:p>54,18</text:p>
          </table:table-cell>
          <table:table-cell table:style-name="ce65" table:number-columns-repeated="2"/>
          <table:table-cell table:style-name="Default"/>
          <table:table-cell table:style-name="ce6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3"/>
          <table:table-cell table:style-name="Default"/>
          <table:table-cell table:style-name="ce45"/>
          <table:table-cell table:style-name="ce60"/>
          <table:table-cell table:style-name="ce60" office:value-type="float" office:value="53.13" calcext:value-type="float">
            <text:p>53,13</text:p>
          </table:table-cell>
          <table:table-cell table:style-name="ce65" table:number-columns-repeated="2"/>
          <table:table-cell table:style-name="Default"/>
          <table:table-cell table:style-name="ce6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3"/>
          <table:table-cell table:style-name="Default"/>
          <table:table-cell table:style-name="ce45"/>
          <table:table-cell table:style-name="ce60"/>
          <table:table-cell table:style-name="ce60" office:value-type="float" office:value="53.9" calcext:value-type="float">
            <text:p>53,90</text:p>
          </table:table-cell>
          <table:table-cell table:style-name="ce65" table:number-columns-repeated="2"/>
          <table:table-cell table:style-name="Default"/>
          <table:table-cell table:style-name="ce66"/>
          <table:table-cell table:number-columns-repeated="1012"/>
        </table:table-row>
        <table:table-row table:style-name="ro3">
          <table:table-cell table:number-columns-repeated="4"/>
          <table:table-cell table:style-name="Default"/>
          <table:table-cell/>
          <table:table-cell table:style-name="ce63" table:number-columns-repeated="4"/>
          <table:table-cell table:style-name="Default"/>
          <table:table-cell table:number-columns-repeated="1013"/>
        </table:table-row>
        <table:table-row table:style-name="ro3">
          <table:table-cell table:style-name="ce59" office:value-type="string" calcext:value-type="string">
            <text:p>Cheiroballistra</text:p>
          </table:table-cell>
          <table:table-cell table:style-name="ce45" office:value-type="string" calcext:value-type="string">
            <text:p>320hz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string" calcext:value-type="string">
            <text:p>-8.2 cm</text:p>
          </table:table-cell>
          <table:table-cell table:style-name="ce45" table:formula="of:=[Arms.$A$9]" office:value-type="string" office:string-value="Elm-5" calcext:value-type="string">
            <text:p>Elm-5</text:p>
          </table:table-cell>
          <table:table-cell table:style-name="ce45" table:formula="of:=[Bowstrings.$A$6]" office:value-type="string" office:string-value="Nylon-4" calcext:value-type="string">
            <text:p>Nylon-4</text:p>
          </table:table-cell>
          <table:table-cell table:style-name="ce61" office:value-type="float" office:value="48.85" calcext:value-type="float">
            <text:p>48,85</text:p>
          </table:table-cell>
          <table:table-cell table:style-name="ce65" table:formula="of:=AVERAGE([.H184:.H188])" office:value-type="float" office:value="60.164" calcext:value-type="float">
            <text:p>60,16</text:p>
          </table:table-cell>
          <table:table-cell table:style-name="ce65" table:formula="of:=0.5*[.$G$168]/1000*[.H183]*[.H183]" office:value-type="float" office:value="88.4113409348" calcext:value-type="float">
            <text:p>88,41</text:p>
          </table:table-cell>
          <table:table-cell table:style-name="ce65"/>
          <table:table-cell table:style-name="Default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3"/>
          <table:table-cell table:style-name="Default"/>
          <table:table-cell table:style-name="ce45"/>
          <table:table-cell table:style-name="ce61"/>
          <table:table-cell table:style-name="ce64" office:value-type="float" office:value="60.95" calcext:value-type="float">
            <text:p>60,95</text:p>
          </table:table-cell>
          <table:table-cell table:style-name="ce64"/>
          <table:table-cell table:style-name="ce61"/>
          <table:table-cell table:style-name="Default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3"/>
          <table:table-cell table:style-name="Default"/>
          <table:table-cell table:style-name="ce45"/>
          <table:table-cell table:style-name="ce61"/>
          <table:table-cell table:style-name="ce60" office:value-type="float" office:value="60.38" calcext:value-type="float">
            <text:p>60,38</text:p>
          </table:table-cell>
          <table:table-cell table:style-name="ce61" table:number-columns-repeated="2"/>
          <table:table-cell table:style-name="Default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3"/>
          <table:table-cell table:style-name="Default"/>
          <table:table-cell table:style-name="ce45"/>
          <table:table-cell table:style-name="ce63"/>
          <table:table-cell table:style-name="ce60" office:value-type="float" office:value="60.11" calcext:value-type="float">
            <text:p>60,11</text:p>
          </table:table-cell>
          <table:table-cell table:style-name="ce63" table:number-columns-repeated="2"/>
          <table:table-cell table:style-name="Default"/>
          <table:table-cell table:number-columns-repeated="1013"/>
        </table:table-row>
        <table:table-row table:style-name="ro3">
          <table:table-cell table:style-name="ce59"/>
          <table:table-cell table:style-name="ce45" table:number-columns-repeated="3"/>
          <table:table-cell table:style-name="Default"/>
          <table:table-cell table:style-name="ce45"/>
          <table:table-cell table:style-name="ce60"/>
          <table:table-cell table:style-name="ce60" office:value-type="float" office:value="59.77" calcext:value-type="float">
            <text:p>59,77</text:p>
          </table:table-cell>
          <table:table-cell table:style-name="ce65" table:number-columns-repeated="2"/>
          <table:table-cell table:style-name="Default"/>
          <table:table-cell table:style-name="ce6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3"/>
          <table:table-cell table:style-name="Default"/>
          <table:table-cell table:style-name="ce45"/>
          <table:table-cell table:style-name="ce60"/>
          <table:table-cell table:style-name="ce60" office:value-type="float" office:value="59.61" calcext:value-type="float">
            <text:p>59,61</text:p>
          </table:table-cell>
          <table:table-cell table:style-name="ce65" table:number-columns-repeated="2"/>
          <table:table-cell table:style-name="Default"/>
          <table:table-cell table:style-name="ce66"/>
          <table:table-cell table:number-columns-repeated="1012"/>
        </table:table-row>
        <table:table-row table:style-name="ro3">
          <table:table-cell table:number-columns-repeated="4"/>
          <table:table-cell table:style-name="Default"/>
          <table:table-cell/>
          <table:table-cell table:style-name="ce63" table:number-columns-repeated="4"/>
          <table:table-cell table:style-name="Default"/>
          <table:table-cell table:number-columns-repeated="1013"/>
        </table:table-row>
        <table:table-row table:style-name="ro3">
          <table:table-cell table:style-name="ce59" office:value-type="string" calcext:value-type="string">
            <text:p>Cheiroballistra</text:p>
          </table:table-cell>
          <table:table-cell table:style-name="ce45" office:value-type="string" calcext:value-type="string">
            <text:p>320hz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-8.2 cm</text:p>
          </table:table-cell>
          <table:table-cell table:style-name="ce45" table:formula="of:=[Arms.$A$9]" office:value-type="string" office:string-value="Elm-5" calcext:value-type="string">
            <text:p>Elm-5</text:p>
          </table:table-cell>
          <table:table-cell table:style-name="ce45" table:formula="of:=[Bowstrings.$A$6]" office:value-type="string" office:string-value="Nylon-4" calcext:value-type="string">
            <text:p>Nylon-4</text:p>
          </table:table-cell>
          <table:table-cell table:style-name="ce61" office:value-type="float" office:value="48.85" calcext:value-type="float">
            <text:p>48,85</text:p>
          </table:table-cell>
          <table:table-cell table:style-name="ce65" table:formula="of:=AVERAGE([.H191:.H195])" office:value-type="float" office:value="65.6" calcext:value-type="float">
            <text:p>65,60</text:p>
          </table:table-cell>
          <table:table-cell table:style-name="ce65" table:formula="of:=0.5*[.$G$168]/1000*[.H190]*[.H190]" office:value-type="float" office:value="105.109568" calcext:value-type="float">
            <text:p>105,11</text:p>
          </table:table-cell>
          <table:table-cell table:style-name="ce65"/>
          <table:table-cell table:style-name="Default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3"/>
          <table:table-cell table:style-name="Default"/>
          <table:table-cell table:style-name="ce45"/>
          <table:table-cell table:style-name="ce61"/>
          <table:table-cell table:style-name="ce64" office:value-type="float" office:value="67.01" calcext:value-type="float">
            <text:p>67,01</text:p>
          </table:table-cell>
          <table:table-cell table:style-name="ce64"/>
          <table:table-cell table:style-name="ce61"/>
          <table:table-cell table:style-name="Default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3"/>
          <table:table-cell table:style-name="Default"/>
          <table:table-cell table:style-name="ce45"/>
          <table:table-cell table:style-name="ce61"/>
          <table:table-cell table:style-name="ce60" office:value-type="float" office:value="65.94" calcext:value-type="float">
            <text:p>65,94</text:p>
          </table:table-cell>
          <table:table-cell table:style-name="ce61" table:number-columns-repeated="2"/>
          <table:table-cell table:style-name="Default"/>
          <table:table-cell table:style-name="ce4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3"/>
          <table:table-cell table:style-name="Default"/>
          <table:table-cell table:style-name="ce45"/>
          <table:table-cell table:style-name="ce63"/>
          <table:table-cell table:style-name="ce60" office:value-type="float" office:value="65.16" calcext:value-type="float">
            <text:p>65,16</text:p>
          </table:table-cell>
          <table:table-cell table:style-name="ce63" table:number-columns-repeated="2"/>
          <table:table-cell table:style-name="Default"/>
          <table:table-cell table:number-columns-repeated="1013"/>
        </table:table-row>
        <table:table-row table:style-name="ro3">
          <table:table-cell table:style-name="ce59"/>
          <table:table-cell table:style-name="ce45" table:number-columns-repeated="3"/>
          <table:table-cell table:style-name="Default"/>
          <table:table-cell table:style-name="ce45"/>
          <table:table-cell table:style-name="ce60"/>
          <table:table-cell table:style-name="ce60" office:value-type="float" office:value="64.81" calcext:value-type="float">
            <text:p>64,81</text:p>
          </table:table-cell>
          <table:table-cell table:style-name="ce65" table:number-columns-repeated="2"/>
          <table:table-cell table:style-name="Default"/>
          <table:table-cell table:style-name="ce66"/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3"/>
          <table:table-cell table:style-name="Default"/>
          <table:table-cell table:style-name="ce45"/>
          <table:table-cell table:style-name="ce60"/>
          <table:table-cell table:style-name="ce60" office:value-type="float" office:value="65.08" calcext:value-type="float">
            <text:p>65,08</text:p>
          </table:table-cell>
          <table:table-cell table:style-name="ce65" table:number-columns-repeated="2"/>
          <table:table-cell table:style-name="Default"/>
          <table:table-cell table:style-name="ce66"/>
          <table:table-cell table:number-columns-repeated="1012"/>
        </table:table-row>
        <table:table-row table:style-name="ro3">
          <table:table-cell table:number-columns-repeated="4"/>
          <table:table-cell table:style-name="Default"/>
          <table:table-cell/>
          <table:table-cell table:style-name="ce63" table:number-columns-repeated="4"/>
          <table:table-cell table:style-name="Default"/>
          <table:table-cell table:number-columns-repeated="1013"/>
        </table:table-row>
        <table:table-row table:style-name="ro3">
          <table:table-cell table:style-name="ce59" office:value-type="string" calcext:value-type="string">
            <text:p>Cheiroballistra</text:p>
          </table:table-cell>
          <table:table-cell table:style-name="ce45" office:value-type="string" calcext:value-type="string">
            <text:p>320hz</text:p>
          </table:table-cell>
          <table:table-cell table:style-name="ce45" office:value-type="float" office:value="120" calcext:value-type="float">
            <text:p>120</text:p>
          </table:table-cell>
          <table:table-cell table:style-name="ce45" office:value-type="string" calcext:value-type="string">
            <text:p>-8.2 cm</text:p>
          </table:table-cell>
          <table:table-cell table:style-name="ce45" table:formula="of:=[Arms.$A$9]" office:value-type="string" office:string-value="Elm-5" calcext:value-type="string">
            <text:p>Elm-5</text:p>
          </table:table-cell>
          <table:table-cell table:style-name="ce45" table:formula="of:=[Bowstrings.$A$6]" office:value-type="string" office:string-value="Nylon-4" calcext:value-type="string">
            <text:p>Nylon-4</text:p>
          </table:table-cell>
          <table:table-cell table:style-name="ce61" office:value-type="float" office:value="48.85" calcext:value-type="float">
            <text:p>48,85</text:p>
          </table:table-cell>
          <table:table-cell table:style-name="ce65" table:formula="of:=AVERAGE([.H198:.H200])" office:value-type="float" office:value="69.2766666666667" calcext:value-type="float">
            <text:p>69,28</text:p>
          </table:table-cell>
          <table:table-cell table:style-name="ce65" table:formula="of:=0.5*[.$G$168]/1000*[.H197]*[.H197]" office:value-type="float" office:value="117.221841098056" calcext:value-type="float">
            <text:p>117,22</text:p>
          </table:table-cell>
          <table:table-cell table:style-name="ce65"/>
          <table:table-cell table:style-name="Default"/>
          <table:table-cell table:style-name="ce66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style-name="ce59"/>
          <table:table-cell table:style-name="ce45" table:number-columns-repeated="5"/>
          <table:table-cell table:style-name="ce61"/>
          <table:table-cell table:style-name="ce64" office:value-type="float" office:value="69.92" calcext:value-type="float">
            <text:p>69,92</text:p>
          </table:table-cell>
          <table:table-cell table:style-name="ce64"/>
          <table:table-cell table:style-name="ce61"/>
          <table:table-cell table:style-name="ce46"/>
          <table:table-cell table:number-columns-repeated="1013"/>
        </table:table-row>
        <table:table-row table:style-name="ro3">
          <table:table-cell table:style-name="ce59"/>
          <table:table-cell table:style-name="ce45" table:number-columns-repeated="5"/>
          <table:table-cell table:style-name="ce61"/>
          <table:table-cell table:style-name="ce60" office:value-type="float" office:value="69.27" calcext:value-type="float">
            <text:p>69,27</text:p>
          </table:table-cell>
          <table:table-cell table:style-name="ce61" table:number-columns-repeated="2"/>
          <table:table-cell table:style-name="ce46"/>
          <table:table-cell table:number-columns-repeated="1013"/>
        </table:table-row>
        <table:table-row table:style-name="ro3">
          <table:table-cell table:style-name="ce59"/>
          <table:table-cell table:style-name="ce45" table:number-columns-repeated="5"/>
          <table:table-cell table:style-name="ce63"/>
          <table:table-cell table:style-name="ce60" office:value-type="float" office:value="68.64" calcext:value-type="float">
            <text:p>68,64</text:p>
          </table:table-cell>
          <table:table-cell table:style-name="ce63" table:number-columns-repeated="2"/>
          <table:table-cell table:style-name="Default"/>
          <table:table-cell table:number-columns-repeated="1013"/>
        </table:table-row>
        <table:table-row table:style-name="ro3" table:number-rows-repeated="10483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DCurves" table:style-name="ta1" table:print="false">
        <table:table-column table:style-name="co48" table:default-cell-style-name="ce24"/>
        <table:table-column table:style-name="co55" table:default-cell-style-name="ce24"/>
        <table:table-column table:style-name="co16" table:default-cell-style-name="ce24"/>
        <table:table-column table:style-name="co55" table:default-cell-style-name="ce50"/>
        <table:table-column table:style-name="co16" table:default-cell-style-name="ce53"/>
        <table:table-column table:style-name="co16" table:default-cell-style-name="ce41"/>
        <table:table-column table:style-name="co21" table:default-cell-style-name="ce24"/>
        <table:table-column table:style-name="co56" table:default-cell-style-name="ce24"/>
        <table:table-row table:style-name="ro3">
          <table:table-cell table:style-name="ce23" office:value-type="string" calcext:value-type="string">
            <text:p>Bow/crossbow</text:p>
          </table:table-cell>
          <table:table-cell table:style-name="ce23" office:value-type="string" calcext:value-type="string">
            <text:p>String name</text:p>
          </table:table-cell>
          <table:table-cell table:style-name="ce23" office:value-type="string" calcext:value-type="string">
            <text:p>Measurer</text:p>
          </table:table-cell>
          <table:table-cell table:style-name="ce23" office:value-type="string" calcext:value-type="string">
            <text:p>Draw (mm)</text:p>
          </table:table-cell>
          <table:table-cell table:style-name="ce23" office:value-type="string" calcext:value-type="string">
            <text:p>Force (kg)</text:p>
          </table:table-cell>
          <table:table-cell table:style-name="ce34" office:value-type="string" calcext:value-type="string">
            <text:p>Energy (J)</text:p>
          </table:table-cell>
          <table:table-cell table:style-name="ce23" office:value-type="string" calcext:value-type="string">
            <text:p>Return draw (mm)</text:p>
          </table:table-cell>
          <table:table-cell table:style-name="ce23" office:value-type="string" calcext:value-type="string">
            <text:p>Return force (kg)</text:p>
          </table:table-cell>
        </table:table-row>
        <table:table-row table:style-name="ro3">
          <table:table-cell table:number-columns-repeated="3"/>
          <table:table-cell table:style-name="ce24" table:number-columns-repeated="2"/>
          <table:table-cell table:number-columns-repeated="3"/>
        </table:table-row>
        <table:table-row table:style-name="ro3">
          <table:table-cell table:style-name="ce23" table:formula="of:=['Spring configurations'.$B$8]" office:value-type="float" office:value="0" calcext:value-type="float">
            <text:p>0</text:p>
          </table:table-cell>
          <table:table-cell table:style-name="ce23" table:formula="of:=#REF!" office:value-type="string" office:string-value="#RIF!" calcext:value-type="string">
            <text:p>#RIF!</text:p>
          </table:table-cell>
          <table:table-cell table:style-name="ce23" table:formula="of:=[Measurers.$A$3]" office:value-type="string" office:string-value="Pinky" calcext:value-type="string">
            <text:p>Pinky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table:style-name="ce40"/>
          <table:table-cell table:number-columns-repeated="2"/>
        </table:table-row>
        <table:table-row table:style-name="ro3">
          <table:table-cell table:number-columns-repeated="3"/>
          <table:table-cell table:style-name="ce51" office:value-type="float" office:value="31" calcext:value-type="float">
            <text:p>31</text:p>
          </table:table-cell>
          <table:table-cell office:value-type="float" office:value="2" calcext:value-type="float">
            <text:p>2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14" calcext:value-type="float">
            <text:p>14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.000</text:p>
          </table:table-cell>
          <table:table-cell table:style-name="ce34" office:value-type="float" office:value="13.96" calcext:value-type="float">
            <text:p>13.96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23" table:formula="of:=['Spring configurations'.$B$16]" office:value-type="float" office:value="0" calcext:value-type="float">
            <text:p>0</text:p>
          </table:table-cell>
          <table:table-cell table:style-name="ce23" table:formula="of:=#REF!" office:value-type="string" office:string-value="#RIF!" calcext:value-type="string">
            <text:p>#RIF!</text:p>
          </table:table-cell>
          <table:table-cell table:style-name="ce23" table:formula="of:=[Measurers.$A$3]" office:value-type="string" office:string-value="Pinky" calcext:value-type="string">
            <text:p>Pinky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1.725" calcext:value-type="float">
            <text:p>1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3.725" calcext:value-type="float">
            <text:p>3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5.725" calcext:value-type="float">
            <text:p>5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7.725" calcext:value-type="float">
            <text:p>7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9.225" calcext:value-type="float">
            <text:p>9.225</text:p>
          </table:table-cell>
          <table:table-cell table:style-name="ce34" office:value-type="float" office:value="10.91" calcext:value-type="float">
            <text:p>10.91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23" table:formula="of:=['Spring configurations'.$B$12]" office:value-type="float" office:value="0" calcext:value-type="float">
            <text:p>0</text:p>
          </table:table-cell>
          <table:table-cell table:style-name="ce23" table:formula="of:=#REF!" office:value-type="string" office:string-value="#RIF!" calcext:value-type="string">
            <text:p>#RIF!</text:p>
          </table:table-cell>
          <table:table-cell table:style-name="ce23" table:formula="of:=[Measurers.$A$3]" office:value-type="string" office:string-value="Pinky" calcext:value-type="string">
            <text:p>Pinky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18.5" calcext:value-type="float">
            <text:p>1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8.5" calcext:value-type="float">
            <text:p>2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38.5" calcext:value-type="float">
            <text:p>3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48.5" calcext:value-type="float">
            <text:p>4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88.5" calcext:value-type="float">
            <text:p>88.5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52" office:value-type="float" office:value="270" calcext:value-type="float">
            <text:p>270</text:p>
          </table:table-cell>
          <table:table-cell table:style-name="ce54" office:value-type="float" office:value="122.5" calcext:value-type="float">
            <text:p>122.500</text:p>
          </table:table-cell>
          <table:table-cell table:style-name="ce34" office:value-type="float" office:value="151.98" calcext:value-type="float">
            <text:p>151.98</text:p>
          </table:table-cell>
          <table:table-cell table:number-columns-repeated="2"/>
        </table:table-row>
        <table:table-row table:style-name="ro3" table:number-rows-repeated="104855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Measurers" table:style-name="ta1" table:print="false">
        <table:table-column table:style-name="co16" table:number-columns-repeated="2" table:default-cell-style-name="ce5"/>
        <table:table-row table:style-name="ro3">
          <table:table-cell table:style-name="ce4" office:value-type="string">
            <text:p>Name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Pinky</text:p>
          </table:table-cell>
          <table:table-cell/>
        </table:table-row>
        <table:table-row table:style-name="ro3" table:number-rows-repeated="1048572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number:number-style style:name="N108">
      <number:number number:decimal-places="3" loext:min-decimal-places="3" number:min-integer-digits="1"/>
    </number:number-style>
    <number:number-style style:name="N109">
      <number:number number:decimal-places="0" loext:min-decimal-places="0" number:min-integer-digits="0"/>
    </number:number-style>
    <number:number-style style:name="N110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1:48:36.533658937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29T00:04:38</meta:creation-date>
    <dc:date>2016-06-08T11:50:55.569504329</dc:date>
    <meta:editing-duration>P8DT6H53M45S</meta:editing-duration>
    <meta:editing-cycles>251</meta:editing-cycles>
    <meta:generator>LibreOffice/5.0.6.2$Linux_X86_64 LibreOffice_project/00$Build-2</meta:generator>
    <meta:document-statistic meta:table-count="6" meta:cell-count="924" meta:object-count="0"/>
  </office:meta>
</office:document-meta>
</file>